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4.52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me" table:style-name="ta1">
        <table:shapes>
          <draw:frame draw:z-index="0" draw:style-name="gr1" draw:text-style-name="P1" svg:width="159.99mm" svg:height="89.99mm" svg:x="360.96mm" svg:y="1mm">
            <loext:p draw:notify-on-update-of-ranges="time.C1:time.C1 time.C2:time.C67 time.D1:time.D1 time.D2:time.D6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367.69mm" svg:y="93.77mm">
            <loext:p draw:notify-on-update-of-ranges="time.G1:time.G1 time.G2:time.G6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348.73mm" svg:y="183.02mm">
            <loext:p draw:notify-on-update-of-ranges="time.F1:time.F1 time.F2:time.F6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199.65mm" svg:y="1.8mm">
            <loext:p draw:notify-on-update-of-ranges="time.G2:time.G67 time.C1:time.C1 time.C2:time.C67 time.G2:time.G67 time.D1:time.D1 time.D2:time.D6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205.75mm" svg:y="95.3mm">
            <loext:p draw:notify-on-update-of-ranges="time.H1:time.H1 time.H2:time.H67 time.C1:time.C1 time.C2:time.C67 time.H1:time.H1 time.H2:time.H67 time.D1:time.D1 time.D2:time.D6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66.56mm" svg:height="89.99mm" svg:x="177.49mm" svg:y="191.18mm">
            <loext:p draw:notify-on-update-of-ranges="time.H1:time.H1 time.H2:time.H60 time.I1:time.I1 time.I2:time.I6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7" table:default-cell-style-name="Default"/>
        <table:table-row table:style-name="ro1">
          <table:table-cell office:value-type="string" calcext:value-type="string">
            <text:p>#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  <table:table-cell office:value-type="string" calcext:value-type="string">
            <text:p>bytes/s</text:p>
          </table:table-cell>
          <table:table-cell office:value-type="string" calcext:value-type="string">
            <text:p>RT</text:p>
          </table:table-cell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5:53:10</text:p>
          </table:table-cell>
          <table:table-cell office:value-type="float" office:value="0.017198" calcext:value-type="float">
            <text:p>0.017198</text:p>
          </table:table-cell>
          <table:table-cell office:value-type="float" office:value="0.004114" calcext:value-type="float">
            <text:p>0.004114</text:p>
          </table:table-cell>
          <table:table-cell office:value-type="float" office:value="0" calcext:value-type="float">
            <text:p>0</text:p>
          </table:table-cell>
          <table:table-cell office:value-type="float" office:value="97846" calcext:value-type="float">
            <text:p>97846</text:p>
          </table:table-cell>
          <table:table-cell office:value-type="float" office:value="47" calcext:value-type="float">
            <text:p>47</text:p>
          </table:table-cell>
          <table:table-cell table:formula="of:=[.G2]*[.F2]*8" office:value-type="float" office:value="36790096" calcext:value-type="float">
            <text:p>36,790,096</text:p>
          </table:table-cell>
          <table:table-cell table:formula="of:=[.C2]+[.D2]" office:value-type="float" office:value="0.021312" calcext:value-type="float">
            <text:p>0.021312</text:p>
          </table:table-cell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5:53:11</text:p>
          </table:table-cell>
          <table:table-cell office:value-type="float" office:value="0.018747" calcext:value-type="float">
            <text:p>0.018747</text:p>
          </table:table-cell>
          <table:table-cell office:value-type="float" office:value="0.001647" calcext:value-type="float">
            <text:p>0.001647</text:p>
          </table:table-cell>
          <table:table-cell office:value-type="float" office:value="0" calcext:value-type="float">
            <text:p>0</text:p>
          </table:table-cell>
          <table:table-cell office:value-type="float" office:value="46758" calcext:value-type="float">
            <text:p>46758</text:p>
          </table:table-cell>
          <table:table-cell office:value-type="float" office:value="99" calcext:value-type="float">
            <text:p>99</text:p>
          </table:table-cell>
          <table:table-cell table:formula="of:=[.G3]*[.F3]*8" office:value-type="float" office:value="37032336" calcext:value-type="float">
            <text:p>37,032,336</text:p>
          </table:table-cell>
          <table:table-cell table:formula="of:=[.C3]+[.D3]" office:value-type="float" office:value="0.020394" calcext:value-type="float">
            <text:p>0.020394</text:p>
          </table:table-cell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5:53:12</text:p>
          </table:table-cell>
          <table:table-cell office:value-type="float" office:value="0.014124" calcext:value-type="float">
            <text:p>0.014124</text:p>
          </table:table-cell>
          <table:table-cell office:value-type="float" office:value="0.001042" calcext:value-type="float">
            <text:p>0.001042</text:p>
          </table:table-cell>
          <table:table-cell office:value-type="float" office:value="0" calcext:value-type="float">
            <text:p>0</text:p>
          </table:table-cell>
          <table:table-cell office:value-type="float" office:value="30634" calcext:value-type="float">
            <text:p>30634</text:p>
          </table:table-cell>
          <table:table-cell office:value-type="float" office:value="99" calcext:value-type="float">
            <text:p>99</text:p>
          </table:table-cell>
          <table:table-cell table:formula="of:=[.G4]*[.F4]*8" office:value-type="float" office:value="24262128" calcext:value-type="float">
            <text:p>24,262,128</text:p>
          </table:table-cell>
          <table:table-cell table:formula="of:=[.C4]+[.D4]" office:value-type="float" office:value="0.015166" calcext:value-type="float">
            <text:p>0.015166</text:p>
          </table:table-cell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5:53:13</text:p>
          </table:table-cell>
          <table:table-cell office:value-type="float" office:value="0.014011" calcext:value-type="float">
            <text:p>0.014011</text:p>
          </table:table-cell>
          <table:table-cell office:value-type="float" office:value="0.001051" calcext:value-type="float">
            <text:p>0.001051</text:p>
          </table:table-cell>
          <table:table-cell office:value-type="float" office:value="0" calcext:value-type="float">
            <text:p>0</text:p>
          </table:table-cell>
          <table:table-cell office:value-type="float" office:value="32809" calcext:value-type="float">
            <text:p>32809</text:p>
          </table:table-cell>
          <table:table-cell office:value-type="float" office:value="99" calcext:value-type="float">
            <text:p>99</text:p>
          </table:table-cell>
          <table:table-cell table:formula="of:=[.G5]*[.F5]*8" office:value-type="float" office:value="25984728" calcext:value-type="float">
            <text:p>25,984,728</text:p>
          </table:table-cell>
          <table:table-cell table:formula="of:=[.C5]+[.D5]" office:value-type="float" office:value="0.015062" calcext:value-type="float">
            <text:p>0.015062</text:p>
          </table:table-cell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5:53:14</text:p>
          </table:table-cell>
          <table:table-cell office:value-type="float" office:value="0.014283" calcext:value-type="float">
            <text:p>0.014283</text:p>
          </table:table-cell>
          <table:table-cell office:value-type="float" office:value="0.001521" calcext:value-type="float">
            <text:p>0.001521</text:p>
          </table:table-cell>
          <table:table-cell office:value-type="float" office:value="0" calcext:value-type="float">
            <text:p>0</text:p>
          </table:table-cell>
          <table:table-cell office:value-type="float" office:value="42566" calcext:value-type="float">
            <text:p>42566</text:p>
          </table:table-cell>
          <table:table-cell office:value-type="float" office:value="99" calcext:value-type="float">
            <text:p>99</text:p>
          </table:table-cell>
          <table:table-cell table:formula="of:=[.G6]*[.F6]*8" office:value-type="float" office:value="33712272" calcext:value-type="float">
            <text:p>33,712,272</text:p>
          </table:table-cell>
          <table:table-cell table:formula="of:=[.C6]+[.D6]" office:value-type="float" office:value="0.015804" calcext:value-type="float">
            <text:p>0.015804</text:p>
          </table:table-cell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5:53:15</text:p>
          </table:table-cell>
          <table:table-cell office:value-type="float" office:value="0.021825" calcext:value-type="float">
            <text:p>0.021825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" calcext:value-type="float">
            <text:p>0</text:p>
          </table:table-cell>
          <table:table-cell office:value-type="float" office:value="35072" calcext:value-type="float">
            <text:p>35072</text:p>
          </table:table-cell>
          <table:table-cell office:value-type="float" office:value="99" calcext:value-type="float">
            <text:p>99</text:p>
          </table:table-cell>
          <table:table-cell table:formula="of:=[.G7]*[.F7]*8" office:value-type="float" office:value="27777024" calcext:value-type="float">
            <text:p>27,777,024</text:p>
          </table:table-cell>
          <table:table-cell table:formula="of:=[.C7]+[.D7]" office:value-type="float" office:value="0.023045" calcext:value-type="float">
            <text:p>0.023045</text:p>
          </table:table-cell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5:53:16</text:p>
          </table:table-cell>
          <table:table-cell office:value-type="float" office:value="0.013689" calcext:value-type="float">
            <text:p>0.013689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0" calcext:value-type="float">
            <text:p>0</text:p>
          </table:table-cell>
          <table:table-cell office:value-type="float" office:value="28398" calcext:value-type="float">
            <text:p>28398</text:p>
          </table:table-cell>
          <table:table-cell office:value-type="float" office:value="99" calcext:value-type="float">
            <text:p>99</text:p>
          </table:table-cell>
          <table:table-cell table:formula="of:=[.G8]*[.F8]*8" office:value-type="float" office:value="22491216" calcext:value-type="float">
            <text:p>22,491,216</text:p>
          </table:table-cell>
          <table:table-cell table:formula="of:=[.C8]+[.D8]" office:value-type="float" office:value="0.014739" calcext:value-type="float">
            <text:p>0.014739</text:p>
          </table:table-cell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5:53:17</text:p>
          </table:table-cell>
          <table:table-cell office:value-type="float" office:value="0.020971" calcext:value-type="float">
            <text:p>0.020971</text:p>
          </table:table-cell>
          <table:table-cell office:value-type="float" office:value="0.000996" calcext:value-type="float">
            <text:p>0.000996</text:p>
          </table:table-cell>
          <table:table-cell office:value-type="float" office:value="0" calcext:value-type="float">
            <text:p>0</text:p>
          </table:table-cell>
          <table:table-cell office:value-type="float" office:value="30196" calcext:value-type="float">
            <text:p>30196</text:p>
          </table:table-cell>
          <table:table-cell office:value-type="float" office:value="99" calcext:value-type="float">
            <text:p>99</text:p>
          </table:table-cell>
          <table:table-cell table:formula="of:=[.G9]*[.F9]*8" office:value-type="float" office:value="23915232" calcext:value-type="float">
            <text:p>23,915,232</text:p>
          </table:table-cell>
          <table:table-cell table:formula="of:=[.C9]+[.D9]" office:value-type="float" office:value="0.021967" calcext:value-type="float">
            <text:p>0.021967</text:p>
          </table:table-cell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5:53:18</text:p>
          </table:table-cell>
          <table:table-cell office:value-type="float" office:value="0.014193" calcext:value-type="float">
            <text:p>0.014193</text:p>
          </table:table-cell>
          <table:table-cell office:value-type="float" office:value="0.00169" calcext:value-type="float">
            <text:p>0.00169</text:p>
          </table:table-cell>
          <table:table-cell office:value-type="float" office:value="0" calcext:value-type="float">
            <text:p>0</text:p>
          </table:table-cell>
          <table:table-cell office:value-type="float" office:value="43459" calcext:value-type="float">
            <text:p>43459</text:p>
          </table:table-cell>
          <table:table-cell office:value-type="float" office:value="99" calcext:value-type="float">
            <text:p>99</text:p>
          </table:table-cell>
          <table:table-cell table:formula="of:=[.G10]*[.F10]*8" office:value-type="float" office:value="34419528" calcext:value-type="float">
            <text:p>34,419,528</text:p>
          </table:table-cell>
          <table:table-cell table:formula="of:=[.C10]+[.D10]" office:value-type="float" office:value="0.015883" calcext:value-type="float">
            <text:p>0.015883</text:p>
          </table:table-cell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5:53:19</text:p>
          </table:table-cell>
          <table:table-cell office:value-type="float" office:value="0.01602" calcext:value-type="float">
            <text:p>0.01602</text:p>
          </table:table-cell>
          <table:table-cell office:value-type="float" office:value="0.002507" calcext:value-type="float">
            <text:p>0.002507</text:p>
          </table:table-cell>
          <table:table-cell office:value-type="float" office:value="0" calcext:value-type="float">
            <text:p>0</text:p>
          </table:table-cell>
          <table:table-cell office:value-type="float" office:value="61880" calcext:value-type="float">
            <text:p>61880</text:p>
          </table:table-cell>
          <table:table-cell office:value-type="float" office:value="99" calcext:value-type="float">
            <text:p>99</text:p>
          </table:table-cell>
          <table:table-cell table:formula="of:=[.G11]*[.F11]*8" office:value-type="float" office:value="49008960" calcext:value-type="float">
            <text:p>49,008,960</text:p>
          </table:table-cell>
          <table:table-cell table:formula="of:=[.C11]+[.D11]" office:value-type="float" office:value="0.018527" calcext:value-type="float">
            <text:p>0.018527</text:p>
          </table:table-cell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5:53:20</text:p>
          </table:table-cell>
          <table:table-cell office:value-type="float" office:value="0.016976" calcext:value-type="float">
            <text:p>0.016976</text:p>
          </table:table-cell>
          <table:table-cell office:value-type="float" office:value="0.003119" calcext:value-type="float">
            <text:p>0.003119</text:p>
          </table:table-cell>
          <table:table-cell office:value-type="float" office:value="0" calcext:value-type="float">
            <text:p>0</text:p>
          </table:table-cell>
          <table:table-cell office:value-type="float" office:value="71357" calcext:value-type="float">
            <text:p>71357</text:p>
          </table:table-cell>
          <table:table-cell office:value-type="float" office:value="147" calcext:value-type="float">
            <text:p>147</text:p>
          </table:table-cell>
          <table:table-cell table:formula="of:=[.G12]*[.F12]*8" office:value-type="float" office:value="83915832" calcext:value-type="float">
            <text:p>83,915,832</text:p>
          </table:table-cell>
          <table:table-cell table:formula="of:=[.C12]+[.D12]" office:value-type="float" office:value="0.020095" calcext:value-type="float">
            <text:p>0.020095</text:p>
          </table:table-cell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5:53:21</text:p>
          </table:table-cell>
          <table:table-cell office:value-type="float" office:value="0.020805" calcext:value-type="float">
            <text:p>0.020805</text:p>
          </table:table-cell>
          <table:table-cell office:value-type="float" office:value="0.005054" calcext:value-type="float">
            <text:p>0.005054</text:p>
          </table:table-cell>
          <table:table-cell office:value-type="float" office:value="0" calcext:value-type="float">
            <text:p>0</text:p>
          </table:table-cell>
          <table:table-cell office:value-type="float" office:value="96320" calcext:value-type="float">
            <text:p>96320</text:p>
          </table:table-cell>
          <table:table-cell office:value-type="float" office:value="199" calcext:value-type="float">
            <text:p>199</text:p>
          </table:table-cell>
          <table:table-cell table:formula="of:=[.G13]*[.F13]*8" office:value-type="float" office:value="153341440" calcext:value-type="float">
            <text:p>153,341,440</text:p>
          </table:table-cell>
          <table:table-cell table:formula="of:=[.C13]+[.D13]" office:value-type="float" office:value="0.025859" calcext:value-type="float">
            <text:p>0.025859</text:p>
          </table:table-cell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5:53:22</text:p>
          </table:table-cell>
          <table:table-cell office:value-type="float" office:value="0.015694" calcext:value-type="float">
            <text:p>0.015694</text:p>
          </table:table-cell>
          <table:table-cell office:value-type="float" office:value="0.002497" calcext:value-type="float">
            <text:p>0.002497</text:p>
          </table:table-cell>
          <table:table-cell office:value-type="float" office:value="0" calcext:value-type="float">
            <text:p>0</text:p>
          </table:table-cell>
          <table:table-cell office:value-type="float" office:value="65941" calcext:value-type="float">
            <text:p>65941</text:p>
          </table:table-cell>
          <table:table-cell office:value-type="float" office:value="199" calcext:value-type="float">
            <text:p>199</text:p>
          </table:table-cell>
          <table:table-cell table:formula="of:=[.G14]*[.F14]*8" office:value-type="float" office:value="104978072" calcext:value-type="float">
            <text:p>104,978,072</text:p>
          </table:table-cell>
          <table:table-cell table:formula="of:=[.C14]+[.D14]" office:value-type="float" office:value="0.018191" calcext:value-type="float">
            <text:p>0.018191</text:p>
          </table:table-cell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5:53:23</text:p>
          </table:table-cell>
          <table:table-cell office:value-type="float" office:value="0.018142" calcext:value-type="float">
            <text:p>0.018142</text:p>
          </table:table-cell>
          <table:table-cell office:value-type="float" office:value="0.002139" calcext:value-type="float">
            <text:p>0.002139</text:p>
          </table:table-cell>
          <table:table-cell office:value-type="float" office:value="0" calcext:value-type="float">
            <text:p>0</text:p>
          </table:table-cell>
          <table:table-cell office:value-type="float" office:value="58036" calcext:value-type="float">
            <text:p>58036</text:p>
          </table:table-cell>
          <table:table-cell office:value-type="float" office:value="199" calcext:value-type="float">
            <text:p>199</text:p>
          </table:table-cell>
          <table:table-cell table:formula="of:=[.G15]*[.F15]*8" office:value-type="float" office:value="92393312" calcext:value-type="float">
            <text:p>92,393,312</text:p>
          </table:table-cell>
          <table:table-cell table:formula="of:=[.C15]+[.D15]" office:value-type="float" office:value="0.020281" calcext:value-type="float">
            <text:p>0.020281</text:p>
          </table:table-cell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5:53:24</text:p>
          </table:table-cell>
          <table:table-cell office:value-type="float" office:value="0.014657" calcext:value-type="float">
            <text:p>0.014657</text:p>
          </table:table-cell>
          <table:table-cell office:value-type="float" office:value="0.002209" calcext:value-type="float">
            <text:p>0.002209</text:p>
          </table:table-cell>
          <table:table-cell office:value-type="float" office:value="0" calcext:value-type="float">
            <text:p>0</text:p>
          </table:table-cell>
          <table:table-cell office:value-type="float" office:value="61115" calcext:value-type="float">
            <text:p>61115</text:p>
          </table:table-cell>
          <table:table-cell office:value-type="float" office:value="199" calcext:value-type="float">
            <text:p>199</text:p>
          </table:table-cell>
          <table:table-cell table:formula="of:=[.G16]*[.F16]*8" office:value-type="float" office:value="97295080" calcext:value-type="float">
            <text:p>97,295,080</text:p>
          </table:table-cell>
          <table:table-cell table:formula="of:=[.C16]+[.D16]" office:value-type="float" office:value="0.016866" calcext:value-type="float">
            <text:p>0.016866</text:p>
          </table:table-cell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5:53:25</text:p>
          </table:table-cell>
          <table:table-cell office:value-type="float" office:value="0.014941" calcext:value-type="float">
            <text:p>0.014941</text:p>
          </table:table-cell>
          <table:table-cell office:value-type="float" office:value="0.00365" calcext:value-type="float">
            <text:p>0.00365</text:p>
          </table:table-cell>
          <table:table-cell office:value-type="float" office:value="0" calcext:value-type="float">
            <text:p>0</text:p>
          </table:table-cell>
          <table:table-cell office:value-type="float" office:value="89532" calcext:value-type="float">
            <text:p>89532</text:p>
          </table:table-cell>
          <table:table-cell office:value-type="float" office:value="199" calcext:value-type="float">
            <text:p>199</text:p>
          </table:table-cell>
          <table:table-cell table:formula="of:=[.G17]*[.F17]*8" office:value-type="float" office:value="142534944" calcext:value-type="float">
            <text:p>142,534,944</text:p>
          </table:table-cell>
          <table:table-cell table:formula="of:=[.C17]+[.D17]" office:value-type="float" office:value="0.018591" calcext:value-type="float">
            <text:p>0.018591</text:p>
          </table:table-cell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5:53:26</text:p>
          </table:table-cell>
          <table:table-cell office:value-type="float" office:value="0.016083" calcext:value-type="float">
            <text:p>0.016083</text:p>
          </table:table-cell>
          <table:table-cell office:value-type="float" office:value="0.004422" calcext:value-type="float">
            <text:p>0.004422</text:p>
          </table:table-cell>
          <table:table-cell office:value-type="float" office:value="0" calcext:value-type="float">
            <text:p>0</text:p>
          </table:table-cell>
          <table:table-cell office:value-type="float" office:value="105241" calcext:value-type="float">
            <text:p>105241</text:p>
          </table:table-cell>
          <table:table-cell office:value-type="float" office:value="199" calcext:value-type="float">
            <text:p>199</text:p>
          </table:table-cell>
          <table:table-cell table:formula="of:=[.G18]*[.F18]*8" office:value-type="float" office:value="167543672" calcext:value-type="float">
            <text:p>167,543,672</text:p>
          </table:table-cell>
          <table:table-cell table:formula="of:=[.C18]+[.D18]" office:value-type="float" office:value="0.020505" calcext:value-type="float">
            <text:p>0.020505</text:p>
          </table:table-cell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5:53:27</text:p>
          </table:table-cell>
          <table:table-cell office:value-type="float" office:value="0.015868" calcext:value-type="float">
            <text:p>0.015868</text:p>
          </table:table-cell>
          <table:table-cell office:value-type="float" office:value="0.003595" calcext:value-type="float">
            <text:p>0.003595</text:p>
          </table:table-cell>
          <table:table-cell office:value-type="float" office:value="0" calcext:value-type="float">
            <text:p>0</text:p>
          </table:table-cell>
          <table:table-cell office:value-type="float" office:value="89445" calcext:value-type="float">
            <text:p>89445</text:p>
          </table:table-cell>
          <table:table-cell office:value-type="float" office:value="199" calcext:value-type="float">
            <text:p>199</text:p>
          </table:table-cell>
          <table:table-cell table:formula="of:=[.G19]*[.F19]*8" office:value-type="float" office:value="142396440" calcext:value-type="float">
            <text:p>142,396,440</text:p>
          </table:table-cell>
          <table:table-cell table:formula="of:=[.C19]+[.D19]" office:value-type="float" office:value="0.019463" calcext:value-type="float">
            <text:p>0.019463</text:p>
          </table:table-cell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5:53:28</text:p>
          </table:table-cell>
          <table:table-cell office:value-type="float" office:value="0.017852" calcext:value-type="float">
            <text:p>0.017852</text:p>
          </table:table-cell>
          <table:table-cell office:value-type="float" office:value="0.004142" calcext:value-type="float">
            <text:p>0.004142</text:p>
          </table:table-cell>
          <table:table-cell office:value-type="float" office:value="0" calcext:value-type="float">
            <text:p>0</text:p>
          </table:table-cell>
          <table:table-cell office:value-type="float" office:value="96949" calcext:value-type="float">
            <text:p>96949</text:p>
          </table:table-cell>
          <table:table-cell office:value-type="float" office:value="199" calcext:value-type="float">
            <text:p>199</text:p>
          </table:table-cell>
          <table:table-cell table:formula="of:=[.G20]*[.F20]*8" office:value-type="float" office:value="154342808" calcext:value-type="float">
            <text:p>154,342,808</text:p>
          </table:table-cell>
          <table:table-cell table:formula="of:=[.C20]+[.D20]" office:value-type="float" office:value="0.021994" calcext:value-type="float">
            <text:p>0.021994</text:p>
          </table:table-cell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5:53:29</text:p>
          </table:table-cell>
          <table:table-cell office:value-type="float" office:value="0.01569" calcext:value-type="float">
            <text:p>0.01569</text:p>
          </table:table-cell>
          <table:table-cell office:value-type="float" office:value="0.002749" calcext:value-type="float">
            <text:p>0.002749</text:p>
          </table:table-cell>
          <table:table-cell office:value-type="float" office:value="0" calcext:value-type="float">
            <text:p>0</text:p>
          </table:table-cell>
          <table:table-cell office:value-type="float" office:value="67136" calcext:value-type="float">
            <text:p>67136</text:p>
          </table:table-cell>
          <table:table-cell office:value-type="float" office:value="199" calcext:value-type="float">
            <text:p>199</text:p>
          </table:table-cell>
          <table:table-cell table:formula="of:=[.G21]*[.F21]*8" office:value-type="float" office:value="106880512" calcext:value-type="float">
            <text:p>106,880,512</text:p>
          </table:table-cell>
          <table:table-cell table:formula="of:=[.C21]+[.D21]" office:value-type="float" office:value="0.018439" calcext:value-type="float">
            <text:p>0.018439</text:p>
          </table:table-cell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5:53:30</text:p>
          </table:table-cell>
          <table:table-cell office:value-type="float" office:value="0.015618" calcext:value-type="float">
            <text:p>0.015618</text:p>
          </table:table-cell>
          <table:table-cell office:value-type="float" office:value="0.003114" calcext:value-type="float">
            <text:p>0.003114</text:p>
          </table:table-cell>
          <table:table-cell office:value-type="float" office:value="0" calcext:value-type="float">
            <text:p>0</text:p>
          </table:table-cell>
          <table:table-cell office:value-type="float" office:value="68842" calcext:value-type="float">
            <text:p>68842</text:p>
          </table:table-cell>
          <table:table-cell office:value-type="float" office:value="247" calcext:value-type="float">
            <text:p>247</text:p>
          </table:table-cell>
          <table:table-cell table:formula="of:=[.G22]*[.F22]*8" office:value-type="float" office:value="136031792" calcext:value-type="float">
            <text:p>136,031,792</text:p>
          </table:table-cell>
          <table:table-cell table:formula="of:=[.C22]+[.D22]" office:value-type="float" office:value="0.018732" calcext:value-type="float">
            <text:p>0.018732</text:p>
          </table:table-cell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5:53:31</text:p>
          </table:table-cell>
          <table:table-cell office:value-type="float" office:value="0.01504" calcext:value-type="float">
            <text:p>0.01504</text:p>
          </table:table-cell>
          <table:table-cell office:value-type="float" office:value="0.002734" calcext:value-type="float">
            <text:p>0.002734</text:p>
          </table:table-cell>
          <table:table-cell office:value-type="float" office:value="0" calcext:value-type="float">
            <text:p>0</text:p>
          </table:table-cell>
          <table:table-cell office:value-type="float" office:value="71570" calcext:value-type="float">
            <text:p>71570</text:p>
          </table:table-cell>
          <table:table-cell office:value-type="float" office:value="299" calcext:value-type="float">
            <text:p>299</text:p>
          </table:table-cell>
          <table:table-cell table:formula="of:=[.G23]*[.F23]*8" office:value-type="float" office:value="171195440" calcext:value-type="float">
            <text:p>171,195,440</text:p>
          </table:table-cell>
          <table:table-cell table:formula="of:=[.C23]+[.D23]" office:value-type="float" office:value="0.017774" calcext:value-type="float">
            <text:p>0.017774</text:p>
          </table:table-cell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5:53:32</text:p>
          </table:table-cell>
          <table:table-cell office:value-type="float" office:value="0.01394" calcext:value-type="float">
            <text:p>0.01394</text:p>
          </table:table-cell>
          <table:table-cell office:value-type="float" office:value="0.002527" calcext:value-type="float">
            <text:p>0.002527</text:p>
          </table:table-cell>
          <table:table-cell office:value-type="float" office:value="0" calcext:value-type="float">
            <text:p>0</text:p>
          </table:table-cell>
          <table:table-cell office:value-type="float" office:value="47067" calcext:value-type="float">
            <text:p>47067</text:p>
          </table:table-cell>
          <table:table-cell office:value-type="float" office:value="299" calcext:value-type="float">
            <text:p>299</text:p>
          </table:table-cell>
          <table:table-cell table:formula="of:=[.G24]*[.F24]*8" office:value-type="float" office:value="112584264" calcext:value-type="float">
            <text:p>112,584,264</text:p>
          </table:table-cell>
          <table:table-cell table:formula="of:=[.C24]+[.D24]" office:value-type="float" office:value="0.016467" calcext:value-type="float">
            <text:p>0.016467</text:p>
          </table:table-cell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5:53:33</text:p>
          </table:table-cell>
          <table:table-cell office:value-type="float" office:value="0.013587" calcext:value-type="float">
            <text:p>0.013587</text:p>
          </table:table-cell>
          <table:table-cell office:value-type="float" office:value="0.001462" calcext:value-type="float">
            <text:p>0.001462</text:p>
          </table:table-cell>
          <table:table-cell office:value-type="float" office:value="0" calcext:value-type="float">
            <text:p>0</text:p>
          </table:table-cell>
          <table:table-cell office:value-type="float" office:value="36666" calcext:value-type="float">
            <text:p>36666</text:p>
          </table:table-cell>
          <table:table-cell office:value-type="float" office:value="299" calcext:value-type="float">
            <text:p>299</text:p>
          </table:table-cell>
          <table:table-cell table:formula="of:=[.G25]*[.F25]*8" office:value-type="float" office:value="87705072" calcext:value-type="float">
            <text:p>87,705,072</text:p>
          </table:table-cell>
          <table:table-cell table:formula="of:=[.C25]+[.D25]" office:value-type="float" office:value="0.015049" calcext:value-type="float">
            <text:p>0.015049</text:p>
          </table:table-cell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5:53:34</text:p>
          </table:table-cell>
          <table:table-cell office:value-type="float" office:value="0.01311" calcext:value-type="float">
            <text:p>0.01311</text:p>
          </table:table-cell>
          <table:table-cell office:value-type="float" office:value="0.001173" calcext:value-type="float">
            <text:p>0.001173</text:p>
          </table:table-cell>
          <table:table-cell office:value-type="float" office:value="0" calcext:value-type="float">
            <text:p>0</text:p>
          </table:table-cell>
          <table:table-cell office:value-type="float" office:value="30938" calcext:value-type="float">
            <text:p>30938</text:p>
          </table:table-cell>
          <table:table-cell office:value-type="float" office:value="299" calcext:value-type="float">
            <text:p>299</text:p>
          </table:table-cell>
          <table:table-cell table:formula="of:=[.G26]*[.F26]*8" office:value-type="float" office:value="74003696" calcext:value-type="float">
            <text:p>74,003,696</text:p>
          </table:table-cell>
          <table:table-cell table:formula="of:=[.C26]+[.D26]" office:value-type="float" office:value="0.014283" calcext:value-type="float">
            <text:p>0.014283</text:p>
          </table:table-cell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5:53:35</text:p>
          </table:table-cell>
          <table:table-cell office:value-type="float" office:value="0.015541" calcext:value-type="float">
            <text:p>0.015541</text:p>
          </table:table-cell>
          <table:table-cell office:value-type="float" office:value="0.002301" calcext:value-type="float">
            <text:p>0.002301</text:p>
          </table:table-cell>
          <table:table-cell office:value-type="float" office:value="0" calcext:value-type="float">
            <text:p>0</text:p>
          </table:table-cell>
          <table:table-cell office:value-type="float" office:value="58114" calcext:value-type="float">
            <text:p>58114</text:p>
          </table:table-cell>
          <table:table-cell office:value-type="float" office:value="299" calcext:value-type="float">
            <text:p>299</text:p>
          </table:table-cell>
          <table:table-cell table:formula="of:=[.G27]*[.F27]*8" office:value-type="float" office:value="139008688" calcext:value-type="float">
            <text:p>139,008,688</text:p>
          </table:table-cell>
          <table:table-cell table:formula="of:=[.C27]+[.D27]" office:value-type="float" office:value="0.017842" calcext:value-type="float">
            <text:p>0.017842</text:p>
          </table:table-cell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5:53:36</text:p>
          </table:table-cell>
          <table:table-cell office:value-type="float" office:value="0.019692" calcext:value-type="float">
            <text:p>0.019692</text:p>
          </table:table-cell>
          <table:table-cell office:value-type="float" office:value="0.002148" calcext:value-type="float">
            <text:p>0.002148</text:p>
          </table:table-cell>
          <table:table-cell office:value-type="float" office:value="0" calcext:value-type="float">
            <text:p>0</text:p>
          </table:table-cell>
          <table:table-cell office:value-type="float" office:value="52938" calcext:value-type="float">
            <text:p>52938</text:p>
          </table:table-cell>
          <table:table-cell office:value-type="float" office:value="299" calcext:value-type="float">
            <text:p>299</text:p>
          </table:table-cell>
          <table:table-cell table:formula="of:=[.G28]*[.F28]*8" office:value-type="float" office:value="126627696" calcext:value-type="float">
            <text:p>126,627,696</text:p>
          </table:table-cell>
          <table:table-cell table:formula="of:=[.C28]+[.D28]" office:value-type="float" office:value="0.02184" calcext:value-type="float">
            <text:p>0.02184</text:p>
          </table:table-cell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5:53:37</text:p>
          </table:table-cell>
          <table:table-cell office:value-type="float" office:value="0.015386" calcext:value-type="float">
            <text:p>0.015386</text:p>
          </table:table-cell>
          <table:table-cell office:value-type="float" office:value="0.002731" calcext:value-type="float">
            <text:p>0.002731</text:p>
          </table:table-cell>
          <table:table-cell office:value-type="float" office:value="0" calcext:value-type="float">
            <text:p>0</text:p>
          </table:table-cell>
          <table:table-cell office:value-type="float" office:value="62573" calcext:value-type="float">
            <text:p>62573</text:p>
          </table:table-cell>
          <table:table-cell office:value-type="float" office:value="299" calcext:value-type="float">
            <text:p>299</text:p>
          </table:table-cell>
          <table:table-cell table:formula="of:=[.G29]*[.F29]*8" office:value-type="float" office:value="149674616" calcext:value-type="float">
            <text:p>149,674,616</text:p>
          </table:table-cell>
          <table:table-cell table:formula="of:=[.C29]+[.D29]" office:value-type="float" office:value="0.018117" calcext:value-type="float">
            <text:p>0.018117</text:p>
          </table:table-cell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5:53:38</text:p>
          </table:table-cell>
          <table:table-cell office:value-type="float" office:value="0.013667" calcext:value-type="float">
            <text:p>0.013667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" calcext:value-type="float">
            <text:p>0</text:p>
          </table:table-cell>
          <table:table-cell office:value-type="float" office:value="29615" calcext:value-type="float">
            <text:p>29615</text:p>
          </table:table-cell>
          <table:table-cell office:value-type="float" office:value="299" calcext:value-type="float">
            <text:p>299</text:p>
          </table:table-cell>
          <table:table-cell table:formula="of:=[.G30]*[.F30]*8" office:value-type="float" office:value="70839080" calcext:value-type="float">
            <text:p>70,839,080</text:p>
          </table:table-cell>
          <table:table-cell table:formula="of:=[.C30]+[.D30]" office:value-type="float" office:value="0.014807" calcext:value-type="float">
            <text:p>0.014807</text:p>
          </table:table-cell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5:53:39</text:p>
          </table:table-cell>
          <table:table-cell office:value-type="float" office:value="0.014336" calcext:value-type="float">
            <text:p>0.014336</text:p>
          </table:table-cell>
          <table:table-cell office:value-type="float" office:value="0.001488" calcext:value-type="float">
            <text:p>0.001488</text:p>
          </table:table-cell>
          <table:table-cell office:value-type="float" office:value="0" calcext:value-type="float">
            <text:p>0</text:p>
          </table:table-cell>
          <table:table-cell office:value-type="float" office:value="41294" calcext:value-type="float">
            <text:p>41294</text:p>
          </table:table-cell>
          <table:table-cell office:value-type="float" office:value="299" calcext:value-type="float">
            <text:p>299</text:p>
          </table:table-cell>
          <table:table-cell table:formula="of:=[.G31]*[.F31]*8" office:value-type="float" office:value="98775248" calcext:value-type="float">
            <text:p>98,775,248</text:p>
          </table:table-cell>
          <table:table-cell table:formula="of:=[.C31]+[.D31]" office:value-type="float" office:value="0.015824" calcext:value-type="float">
            <text:p>0.015824</text:p>
          </table:table-cell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5:53:40</text:p>
          </table:table-cell>
          <table:table-cell office:value-type="float" office:value="0.016789" calcext:value-type="float">
            <text:p>0.016789</text:p>
          </table:table-cell>
          <table:table-cell office:value-type="float" office:value="0.003216" calcext:value-type="float">
            <text:p>0.003216</text:p>
          </table:table-cell>
          <table:table-cell office:value-type="float" office:value="0" calcext:value-type="float">
            <text:p>0</text:p>
          </table:table-cell>
          <table:table-cell office:value-type="float" office:value="77288" calcext:value-type="float">
            <text:p>77288</text:p>
          </table:table-cell>
          <table:table-cell office:value-type="float" office:value="352" calcext:value-type="float">
            <text:p>352</text:p>
          </table:table-cell>
          <table:table-cell table:formula="of:=[.G32]*[.F32]*8" office:value-type="float" office:value="217643008" calcext:value-type="float">
            <text:p>217,643,008</text:p>
          </table:table-cell>
          <table:table-cell table:formula="of:=[.C32]+[.D32]" office:value-type="float" office:value="0.020005" calcext:value-type="float">
            <text:p>0.020005</text:p>
          </table:table-cell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5:53:41</text:p>
          </table:table-cell>
          <table:table-cell office:value-type="float" office:value="0.013246" calcext:value-type="float">
            <text:p>0.013246</text:p>
          </table:table-cell>
          <table:table-cell office:value-type="float" office:value="0.001266" calcext:value-type="float">
            <text:p>0.001266</text:p>
          </table:table-cell>
          <table:table-cell office:value-type="float" office:value="0" calcext:value-type="float">
            <text:p>0</text:p>
          </table:table-cell>
          <table:table-cell office:value-type="float" office:value="31186" calcext:value-type="float">
            <text:p>31186</text:p>
          </table:table-cell>
          <table:table-cell office:value-type="float" office:value="399" calcext:value-type="float">
            <text:p>399</text:p>
          </table:table-cell>
          <table:table-cell table:formula="of:=[.G33]*[.F33]*8" office:value-type="float" office:value="99545712" calcext:value-type="float">
            <text:p>99,545,712</text:p>
          </table:table-cell>
          <table:table-cell table:formula="of:=[.C33]+[.D33]" office:value-type="float" office:value="0.014512" calcext:value-type="float">
            <text:p>0.014512</text:p>
          </table:table-cell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5:53:42</text:p>
          </table:table-cell>
          <table:table-cell office:value-type="float" office:value="0.018926" calcext:value-type="float">
            <text:p>0.018926</text:p>
          </table:table-cell>
          <table:table-cell office:value-type="float" office:value="0.002589" calcext:value-type="float">
            <text:p>0.002589</text:p>
          </table:table-cell>
          <table:table-cell office:value-type="float" office:value="0" calcext:value-type="float">
            <text:p>0</text:p>
          </table:table-cell>
          <table:table-cell office:value-type="float" office:value="61229" calcext:value-type="float">
            <text:p>61229</text:p>
          </table:table-cell>
          <table:table-cell office:value-type="float" office:value="399" calcext:value-type="float">
            <text:p>399</text:p>
          </table:table-cell>
          <table:table-cell table:formula="of:=[.G34]*[.F34]*8" office:value-type="float" office:value="195442968" calcext:value-type="float">
            <text:p>195,442,968</text:p>
          </table:table-cell>
          <table:table-cell table:formula="of:=[.C34]+[.D34]" office:value-type="float" office:value="0.021515" calcext:value-type="float">
            <text:p>0.021515</text:p>
          </table:table-cell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5:53:43</text:p>
          </table:table-cell>
          <table:table-cell office:value-type="float" office:value="0.015035" calcext:value-type="float">
            <text:p>0.015035</text:p>
          </table:table-cell>
          <table:table-cell office:value-type="float" office:value="0.003472" calcext:value-type="float">
            <text:p>0.003472</text:p>
          </table:table-cell>
          <table:table-cell office:value-type="float" office:value="0" calcext:value-type="float">
            <text:p>0</text:p>
          </table:table-cell>
          <table:table-cell office:value-type="float" office:value="66675" calcext:value-type="float">
            <text:p>66675</text:p>
          </table:table-cell>
          <table:table-cell office:value-type="float" office:value="399" calcext:value-type="float">
            <text:p>399</text:p>
          </table:table-cell>
          <table:table-cell table:formula="of:=[.G35]*[.F35]*8" office:value-type="float" office:value="212826600" calcext:value-type="float">
            <text:p>212,826,600</text:p>
          </table:table-cell>
          <table:table-cell table:formula="of:=[.C35]+[.D35]" office:value-type="float" office:value="0.018507" calcext:value-type="float">
            <text:p>0.018507</text:p>
          </table:table-cell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5:53:44</text:p>
          </table:table-cell>
          <table:table-cell office:value-type="float" office:value="0.044908" calcext:value-type="float">
            <text:p>0.044908</text:p>
          </table:table-cell>
          <table:table-cell office:value-type="float" office:value="0.00685" calcext:value-type="float">
            <text:p>0.00685</text:p>
          </table:table-cell>
          <table:table-cell office:value-type="float" office:value="0" calcext:value-type="float">
            <text:p>0</text:p>
          </table:table-cell>
          <table:table-cell office:value-type="float" office:value="111463" calcext:value-type="float">
            <text:p>111463</text:p>
          </table:table-cell>
          <table:table-cell office:value-type="float" office:value="399" calcext:value-type="float">
            <text:p>399</text:p>
          </table:table-cell>
          <table:table-cell table:formula="of:=[.G36]*[.F36]*8" office:value-type="float" office:value="355789896" calcext:value-type="float">
            <text:p>355,789,896</text:p>
          </table:table-cell>
          <table:table-cell table:formula="of:=[.C36]+[.D36]" office:value-type="float" office:value="0.051758" calcext:value-type="float">
            <text:p>0.051758</text:p>
          </table:table-cell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5:53:45</text:p>
          </table:table-cell>
          <table:table-cell office:value-type="float" office:value="0.015025" calcext:value-type="float">
            <text:p>0.015025</text:p>
          </table:table-cell>
          <table:table-cell office:value-type="float" office:value="0.002338" calcext:value-type="float">
            <text:p>0.002338</text:p>
          </table:table-cell>
          <table:table-cell office:value-type="float" office:value="0" calcext:value-type="float">
            <text:p>0</text:p>
          </table:table-cell>
          <table:table-cell office:value-type="float" office:value="53944" calcext:value-type="float">
            <text:p>53944</text:p>
          </table:table-cell>
          <table:table-cell office:value-type="float" office:value="399" calcext:value-type="float">
            <text:p>399</text:p>
          </table:table-cell>
          <table:table-cell table:formula="of:=[.G37]*[.F37]*8" office:value-type="float" office:value="172189248" calcext:value-type="float">
            <text:p>172,189,248</text:p>
          </table:table-cell>
          <table:table-cell table:formula="of:=[.C37]+[.D37]" office:value-type="float" office:value="0.017363" calcext:value-type="float">
            <text:p>0.017363</text:p>
          </table:table-cell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5:53:46</text:p>
          </table:table-cell>
          <table:table-cell office:value-type="float" office:value="0.016355" calcext:value-type="float">
            <text:p>0.016355</text:p>
          </table:table-cell>
          <table:table-cell office:value-type="float" office:value="0.002975" calcext:value-type="float">
            <text:p>0.002975</text:p>
          </table:table-cell>
          <table:table-cell office:value-type="float" office:value="0" calcext:value-type="float">
            <text:p>0</text:p>
          </table:table-cell>
          <table:table-cell office:value-type="float" office:value="66043" calcext:value-type="float">
            <text:p>66043</text:p>
          </table:table-cell>
          <table:table-cell office:value-type="float" office:value="399" calcext:value-type="float">
            <text:p>399</text:p>
          </table:table-cell>
          <table:table-cell table:formula="of:=[.G38]*[.F38]*8" office:value-type="float" office:value="210809256" calcext:value-type="float">
            <text:p>210,809,256</text:p>
          </table:table-cell>
          <table:table-cell table:formula="of:=[.C38]+[.D38]" office:value-type="float" office:value="0.01933" calcext:value-type="float">
            <text:p>0.01933</text:p>
          </table:table-cell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5:53:47</text:p>
          </table:table-cell>
          <table:table-cell office:value-type="float" office:value="0.014837" calcext:value-type="float">
            <text:p>0.014837</text:p>
          </table:table-cell>
          <table:table-cell office:value-type="float" office:value="0.00227" calcext:value-type="float">
            <text:p>0.00227</text:p>
          </table:table-cell>
          <table:table-cell office:value-type="float" office:value="0" calcext:value-type="float">
            <text:p>0</text:p>
          </table:table-cell>
          <table:table-cell office:value-type="float" office:value="53512" calcext:value-type="float">
            <text:p>53512</text:p>
          </table:table-cell>
          <table:table-cell office:value-type="float" office:value="399" calcext:value-type="float">
            <text:p>399</text:p>
          </table:table-cell>
          <table:table-cell table:formula="of:=[.G39]*[.F39]*8" office:value-type="float" office:value="170810304" calcext:value-type="float">
            <text:p>170,810,304</text:p>
          </table:table-cell>
          <table:table-cell table:formula="of:=[.C39]+[.D39]" office:value-type="float" office:value="0.017107" calcext:value-type="float">
            <text:p>0.017107</text:p>
          </table:table-cell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5:53:48</text:p>
          </table:table-cell>
          <table:table-cell office:value-type="float" office:value="0.043165" calcext:value-type="float">
            <text:p>0.043165</text:p>
          </table:table-cell>
          <table:table-cell office:value-type="float" office:value="0.008171" calcext:value-type="float">
            <text:p>0.008171</text:p>
          </table:table-cell>
          <table:table-cell office:value-type="float" office:value="0" calcext:value-type="float">
            <text:p>0</text:p>
          </table:table-cell>
          <table:table-cell office:value-type="float" office:value="125205" calcext:value-type="float">
            <text:p>125205</text:p>
          </table:table-cell>
          <table:table-cell office:value-type="float" office:value="399" calcext:value-type="float">
            <text:p>399</text:p>
          </table:table-cell>
          <table:table-cell table:formula="of:=[.G40]*[.F40]*8" office:value-type="float" office:value="399654360" calcext:value-type="float">
            <text:p>399,654,360</text:p>
          </table:table-cell>
          <table:table-cell table:formula="of:=[.C40]+[.D40]" office:value-type="float" office:value="0.051336" calcext:value-type="float">
            <text:p>0.051336</text:p>
          </table:table-cell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5:53:49</text:p>
          </table:table-cell>
          <table:table-cell office:value-type="float" office:value="0.015211" calcext:value-type="float">
            <text:p>0.015211</text:p>
          </table:table-cell>
          <table:table-cell office:value-type="float" office:value="0.002835" calcext:value-type="float">
            <text:p>0.002835</text:p>
          </table:table-cell>
          <table:table-cell office:value-type="float" office:value="0" calcext:value-type="float">
            <text:p>0</text:p>
          </table:table-cell>
          <table:table-cell office:value-type="float" office:value="63671" calcext:value-type="float">
            <text:p>63671</text:p>
          </table:table-cell>
          <table:table-cell office:value-type="float" office:value="399" calcext:value-type="float">
            <text:p>399</text:p>
          </table:table-cell>
          <table:table-cell table:formula="of:=[.G41]*[.F41]*8" office:value-type="float" office:value="203237832" calcext:value-type="float">
            <text:p>203,237,832</text:p>
          </table:table-cell>
          <table:table-cell table:formula="of:=[.C41]+[.D41]" office:value-type="float" office:value="0.018046" calcext:value-type="float">
            <text:p>0.018046</text:p>
          </table:table-cell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5:53:50</text:p>
          </table:table-cell>
          <table:table-cell office:value-type="float" office:value="0.028521" calcext:value-type="float">
            <text:p>0.028521</text:p>
          </table:table-cell>
          <table:table-cell office:value-type="float" office:value="0.002231" calcext:value-type="float">
            <text:p>0.002231</text:p>
          </table:table-cell>
          <table:table-cell office:value-type="float" office:value="0" calcext:value-type="float">
            <text:p>0</text:p>
          </table:table-cell>
          <table:table-cell office:value-type="float" office:value="59733" calcext:value-type="float">
            <text:p>59733</text:p>
          </table:table-cell>
          <table:table-cell office:value-type="float" office:value="437" calcext:value-type="float">
            <text:p>437</text:p>
          </table:table-cell>
          <table:table-cell table:formula="of:=[.G42]*[.F42]*8" office:value-type="float" office:value="208826568" calcext:value-type="float">
            <text:p>208,826,568</text:p>
          </table:table-cell>
          <table:table-cell table:formula="of:=[.C42]+[.D42]" office:value-type="float" office:value="0.030752" calcext:value-type="float">
            <text:p>0.030752</text:p>
          </table:table-cell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5:53:51</text:p>
          </table:table-cell>
          <table:table-cell office:value-type="float" office:value="0.017092" calcext:value-type="float">
            <text:p>0.017092</text:p>
          </table:table-cell>
          <table:table-cell office:value-type="float" office:value="0.003824" calcext:value-type="float">
            <text:p>0.003824</text:p>
          </table:table-cell>
          <table:table-cell office:value-type="float" office:value="0" calcext:value-type="float">
            <text:p>0</text:p>
          </table:table-cell>
          <table:table-cell office:value-type="float" office:value="65433" calcext:value-type="float">
            <text:p>65433</text:p>
          </table:table-cell>
          <table:table-cell office:value-type="float" office:value="499" calcext:value-type="float">
            <text:p>499</text:p>
          </table:table-cell>
          <table:table-cell table:formula="of:=[.G43]*[.F43]*8" office:value-type="float" office:value="261208536" calcext:value-type="float">
            <text:p>261,208,536</text:p>
          </table:table-cell>
          <table:table-cell table:formula="of:=[.C43]+[.D43]" office:value-type="float" office:value="0.020916" calcext:value-type="float">
            <text:p>0.020916</text:p>
          </table:table-cell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5:53:52</text:p>
          </table:table-cell>
          <table:table-cell office:value-type="float" office:value="0.027418" calcext:value-type="float">
            <text:p>0.027418</text:p>
          </table:table-cell>
          <table:table-cell office:value-type="float" office:value="0.006336" calcext:value-type="float">
            <text:p>0.006336</text:p>
          </table:table-cell>
          <table:table-cell office:value-type="float" office:value="0" calcext:value-type="float">
            <text:p>0</text:p>
          </table:table-cell>
          <table:table-cell office:value-type="float" office:value="105067" calcext:value-type="float">
            <text:p>105067</text:p>
          </table:table-cell>
          <table:table-cell office:value-type="float" office:value="499" calcext:value-type="float">
            <text:p>499</text:p>
          </table:table-cell>
          <table:table-cell table:formula="of:=[.G44]*[.F44]*8" office:value-type="float" office:value="419427464" calcext:value-type="float">
            <text:p>419,427,464</text:p>
          </table:table-cell>
          <table:table-cell table:formula="of:=[.C44]+[.D44]" office:value-type="float" office:value="0.033754" calcext:value-type="float">
            <text:p>0.033754</text:p>
          </table:table-cell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5:53:53</text:p>
          </table:table-cell>
          <table:table-cell office:value-type="float" office:value="0.01748" calcext:value-type="float">
            <text:p>0.01748</text:p>
          </table:table-cell>
          <table:table-cell office:value-type="float" office:value="0.002278" calcext:value-type="float">
            <text:p>0.002278</text:p>
          </table:table-cell>
          <table:table-cell office:value-type="float" office:value="0" calcext:value-type="float">
            <text:p>0</text:p>
          </table:table-cell>
          <table:table-cell office:value-type="float" office:value="48859" calcext:value-type="float">
            <text:p>48859</text:p>
          </table:table-cell>
          <table:table-cell office:value-type="float" office:value="499" calcext:value-type="float">
            <text:p>499</text:p>
          </table:table-cell>
          <table:table-cell table:formula="of:=[.G45]*[.F45]*8" office:value-type="float" office:value="195045128" calcext:value-type="float">
            <text:p>195,045,128</text:p>
          </table:table-cell>
          <table:table-cell table:formula="of:=[.C45]+[.D45]" office:value-type="float" office:value="0.019758" calcext:value-type="float">
            <text:p>0.019758</text:p>
          </table:table-cell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5:53:54</text:p>
          </table:table-cell>
          <table:table-cell office:value-type="float" office:value="0.021754" calcext:value-type="float">
            <text:p>0.021754</text:p>
          </table:table-cell>
          <table:table-cell office:value-type="float" office:value="0.003077" calcext:value-type="float">
            <text:p>0.003077</text:p>
          </table:table-cell>
          <table:table-cell office:value-type="float" office:value="0" calcext:value-type="float">
            <text:p>0</text:p>
          </table:table-cell>
          <table:table-cell office:value-type="float" office:value="70729" calcext:value-type="float">
            <text:p>70729</text:p>
          </table:table-cell>
          <table:table-cell office:value-type="float" office:value="499" calcext:value-type="float">
            <text:p>499</text:p>
          </table:table-cell>
          <table:table-cell table:formula="of:=[.G46]*[.F46]*8" office:value-type="float" office:value="282350168" calcext:value-type="float">
            <text:p>282,350,168</text:p>
          </table:table-cell>
          <table:table-cell table:formula="of:=[.C46]+[.D46]" office:value-type="float" office:value="0.024831" calcext:value-type="float">
            <text:p>0.024831</text:p>
          </table:table-cell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5:53:55</text:p>
          </table:table-cell>
          <table:table-cell office:value-type="float" office:value="0.043332" calcext:value-type="float">
            <text:p>0.043332</text:p>
          </table:table-cell>
          <table:table-cell office:value-type="float" office:value="0.006321" calcext:value-type="float">
            <text:p>0.006321</text:p>
          </table:table-cell>
          <table:table-cell office:value-type="float" office:value="0" calcext:value-type="float">
            <text:p>0</text:p>
          </table:table-cell>
          <table:table-cell office:value-type="float" office:value="89351" calcext:value-type="float">
            <text:p>89351</text:p>
          </table:table-cell>
          <table:table-cell office:value-type="float" office:value="499" calcext:value-type="float">
            <text:p>499</text:p>
          </table:table-cell>
          <table:table-cell table:formula="of:=[.G47]*[.F47]*8" office:value-type="float" office:value="356689192" calcext:value-type="float">
            <text:p>356,689,192</text:p>
          </table:table-cell>
          <table:table-cell table:formula="of:=[.C47]+[.D47]" office:value-type="float" office:value="0.049653" calcext:value-type="float">
            <text:p>0.049653</text:p>
          </table:table-cell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5:53:56</text:p>
          </table:table-cell>
          <table:table-cell office:value-type="float" office:value="0.019684" calcext:value-type="float">
            <text:p>0.019684</text:p>
          </table:table-cell>
          <table:table-cell office:value-type="float" office:value="0.003659" calcext:value-type="float">
            <text:p>0.003659</text:p>
          </table:table-cell>
          <table:table-cell office:value-type="float" office:value="0" calcext:value-type="float">
            <text:p>0</text:p>
          </table:table-cell>
          <table:table-cell office:value-type="float" office:value="85712" calcext:value-type="float">
            <text:p>85712</text:p>
          </table:table-cell>
          <table:table-cell office:value-type="float" office:value="499" calcext:value-type="float">
            <text:p>499</text:p>
          </table:table-cell>
          <table:table-cell table:formula="of:=[.G48]*[.F48]*8" office:value-type="float" office:value="342162304" calcext:value-type="float">
            <text:p>342,162,304</text:p>
          </table:table-cell>
          <table:table-cell table:formula="of:=[.C48]+[.D48]" office:value-type="float" office:value="0.023343" calcext:value-type="float">
            <text:p>0.023343</text:p>
          </table:table-cell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5:53:57</text:p>
          </table:table-cell>
          <table:table-cell office:value-type="float" office:value="0.054233" calcext:value-type="float">
            <text:p>0.054233</text:p>
          </table:table-cell>
          <table:table-cell office:value-type="float" office:value="0.012538" calcext:value-type="float">
            <text:p>0.012538</text:p>
          </table:table-cell>
          <table:table-cell office:value-type="float" office:value="0" calcext:value-type="float">
            <text:p>0</text:p>
          </table:table-cell>
          <table:table-cell office:value-type="float" office:value="125671" calcext:value-type="float">
            <text:p>125671</text:p>
          </table:table-cell>
          <table:table-cell office:value-type="float" office:value="499" calcext:value-type="float">
            <text:p>499</text:p>
          </table:table-cell>
          <table:table-cell table:formula="of:=[.G49]*[.F49]*8" office:value-type="float" office:value="501678632" calcext:value-type="float">
            <text:p>501,678,632</text:p>
          </table:table-cell>
          <table:table-cell table:formula="of:=[.C49]+[.D49]" office:value-type="float" office:value="0.066771" calcext:value-type="float">
            <text:p>0.066771</text:p>
          </table:table-cell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5:53:58</text:p>
          </table:table-cell>
          <table:table-cell office:value-type="float" office:value="0.084159" calcext:value-type="float">
            <text:p>0.084159</text:p>
          </table:table-cell>
          <table:table-cell office:value-type="float" office:value="0.007058" calcext:value-type="float">
            <text:p>0.007058</text:p>
          </table:table-cell>
          <table:table-cell office:value-type="float" office:value="0" calcext:value-type="float">
            <text:p>0</text:p>
          </table:table-cell>
          <table:table-cell office:value-type="float" office:value="89994" calcext:value-type="float">
            <text:p>89994</text:p>
          </table:table-cell>
          <table:table-cell office:value-type="float" office:value="499" calcext:value-type="float">
            <text:p>499</text:p>
          </table:table-cell>
          <table:table-cell table:formula="of:=[.G50]*[.F50]*8" office:value-type="float" office:value="359256048" calcext:value-type="float">
            <text:p>359,256,048</text:p>
          </table:table-cell>
          <table:table-cell table:formula="of:=[.C50]+[.D50]" office:value-type="float" office:value="0.091217" calcext:value-type="float">
            <text:p>0.091217</text:p>
          </table:table-cell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5:53:59</text:p>
          </table:table-cell>
          <table:table-cell office:value-type="float" office:value="0.024683" calcext:value-type="float">
            <text:p>0.024683</text:p>
          </table:table-cell>
          <table:table-cell office:value-type="float" office:value="0.002765" calcext:value-type="float">
            <text:p>0.002765</text:p>
          </table:table-cell>
          <table:table-cell office:value-type="float" office:value="0" calcext:value-type="float">
            <text:p>0</text:p>
          </table:table-cell>
          <table:table-cell office:value-type="float" office:value="58668" calcext:value-type="float">
            <text:p>58668</text:p>
          </table:table-cell>
          <table:table-cell office:value-type="float" office:value="499" calcext:value-type="float">
            <text:p>499</text:p>
          </table:table-cell>
          <table:table-cell table:formula="of:=[.G51]*[.F51]*8" office:value-type="float" office:value="234202656" calcext:value-type="float">
            <text:p>234,202,656</text:p>
          </table:table-cell>
          <table:table-cell table:formula="of:=[.C51]+[.D51]" office:value-type="float" office:value="0.027448" calcext:value-type="float">
            <text:p>0.027448</text:p>
          </table:table-cell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5:54:00</text:p>
          </table:table-cell>
          <table:table-cell office:value-type="float" office:value="0.017379" calcext:value-type="float">
            <text:p>0.017379</text:p>
          </table:table-cell>
          <table:table-cell office:value-type="float" office:value="0.003329" calcext:value-type="float">
            <text:p>0.003329</text:p>
          </table:table-cell>
          <table:table-cell office:value-type="float" office:value="0" calcext:value-type="float">
            <text:p>0</text:p>
          </table:table-cell>
          <table:table-cell office:value-type="float" office:value="74789" calcext:value-type="float">
            <text:p>74789</text:p>
          </table:table-cell>
          <table:table-cell office:value-type="float" office:value="499" calcext:value-type="float">
            <text:p>499</text:p>
          </table:table-cell>
          <table:table-cell table:formula="of:=[.G52]*[.F52]*8" office:value-type="float" office:value="298557688" calcext:value-type="float">
            <text:p>298,557,688</text:p>
          </table:table-cell>
          <table:table-cell table:formula="of:=[.C52]+[.D52]" office:value-type="float" office:value="0.020708" calcext:value-type="float">
            <text:p>0.020708</text:p>
          </table:table-cell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5:54:01</text:p>
          </table:table-cell>
          <table:table-cell office:value-type="float" office:value="0.020196" calcext:value-type="float">
            <text:p>0.020196</text:p>
          </table:table-cell>
          <table:table-cell office:value-type="float" office:value="0.002598" calcext:value-type="float">
            <text:p>0.002598</text:p>
          </table:table-cell>
          <table:table-cell office:value-type="float" office:value="0" calcext:value-type="float">
            <text:p>0</text:p>
          </table:table-cell>
          <table:table-cell office:value-type="float" office:value="58632" calcext:value-type="float">
            <text:p>58632</text:p>
          </table:table-cell>
          <table:table-cell office:value-type="float" office:value="499" calcext:value-type="float">
            <text:p>499</text:p>
          </table:table-cell>
          <table:table-cell table:formula="of:=[.G53]*[.F53]*8" office:value-type="float" office:value="234058944" calcext:value-type="float">
            <text:p>234,058,944</text:p>
          </table:table-cell>
          <table:table-cell table:formula="of:=[.C53]+[.D53]" office:value-type="float" office:value="0.022794" calcext:value-type="float">
            <text:p>0.022794</text:p>
          </table:table-cell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5:54:02</text:p>
          </table:table-cell>
          <table:table-cell office:value-type="float" office:value="0.02155" calcext:value-type="float">
            <text:p>0.02155</text:p>
          </table:table-cell>
          <table:table-cell office:value-type="float" office:value="0.000815" calcext:value-type="float">
            <text:p>0.000815</text:p>
          </table:table-cell>
          <table:table-cell office:value-type="float" office:value="0" calcext:value-type="float">
            <text:p>0</text:p>
          </table:table-cell>
          <table:table-cell office:value-type="float" office:value="21384" calcext:value-type="float">
            <text:p>21384</text:p>
          </table:table-cell>
          <table:table-cell office:value-type="float" office:value="499" calcext:value-type="float">
            <text:p>499</text:p>
          </table:table-cell>
          <table:table-cell table:formula="of:=[.G54]*[.F54]*8" office:value-type="float" office:value="85364928" calcext:value-type="float">
            <text:p>85,364,928</text:p>
          </table:table-cell>
          <table:table-cell table:formula="of:=[.C54]+[.D54]" office:value-type="float" office:value="0.022365" calcext:value-type="float">
            <text:p>0.022365</text:p>
          </table:table-cell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5:54:03</text:p>
          </table:table-cell>
          <table:table-cell office:value-type="float" office:value="0.015574" calcext:value-type="float">
            <text:p>0.015574</text:p>
          </table:table-cell>
          <table:table-cell office:value-type="float" office:value="0.002074" calcext:value-type="float">
            <text:p>0.002074</text:p>
          </table:table-cell>
          <table:table-cell office:value-type="float" office:value="0" calcext:value-type="float">
            <text:p>0</text:p>
          </table:table-cell>
          <table:table-cell office:value-type="float" office:value="51515" calcext:value-type="float">
            <text:p>51515</text:p>
          </table:table-cell>
          <table:table-cell office:value-type="float" office:value="499" calcext:value-type="float">
            <text:p>499</text:p>
          </table:table-cell>
          <table:table-cell table:formula="of:=[.G55]*[.F55]*8" office:value-type="float" office:value="205647880" calcext:value-type="float">
            <text:p>205,647,880</text:p>
          </table:table-cell>
          <table:table-cell table:formula="of:=[.C55]+[.D55]" office:value-type="float" office:value="0.017648" calcext:value-type="float">
            <text:p>0.017648</text:p>
          </table:table-cell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5:54:04</text:p>
          </table:table-cell>
          <table:table-cell office:value-type="float" office:value="0.01522" calcext:value-type="float">
            <text:p>0.01522</text:p>
          </table:table-cell>
          <table:table-cell office:value-type="float" office:value="0.002801" calcext:value-type="float">
            <text:p>0.002801</text:p>
          </table:table-cell>
          <table:table-cell office:value-type="float" office:value="0" calcext:value-type="float">
            <text:p>0</text:p>
          </table:table-cell>
          <table:table-cell office:value-type="float" office:value="65016" calcext:value-type="float">
            <text:p>65016</text:p>
          </table:table-cell>
          <table:table-cell office:value-type="float" office:value="499" calcext:value-type="float">
            <text:p>499</text:p>
          </table:table-cell>
          <table:table-cell table:formula="of:=[.G56]*[.F56]*8" office:value-type="float" office:value="259543872" calcext:value-type="float">
            <text:p>259,543,872</text:p>
          </table:table-cell>
          <table:table-cell table:formula="of:=[.C56]+[.D56]" office:value-type="float" office:value="0.018021" calcext:value-type="float">
            <text:p>0.018021</text:p>
          </table:table-cell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5:54:05</text:p>
          </table:table-cell>
          <table:table-cell office:value-type="float" office:value="0.016418" calcext:value-type="float">
            <text:p>0.016418</text:p>
          </table:table-cell>
          <table:table-cell office:value-type="float" office:value="0.002824" calcext:value-type="float">
            <text:p>0.002824</text:p>
          </table:table-cell>
          <table:table-cell office:value-type="float" office:value="0" calcext:value-type="float">
            <text:p>0</text:p>
          </table:table-cell>
          <table:table-cell office:value-type="float" office:value="54112" calcext:value-type="float">
            <text:p>54112</text:p>
          </table:table-cell>
          <table:table-cell office:value-type="float" office:value="499" calcext:value-type="float">
            <text:p>499</text:p>
          </table:table-cell>
          <table:table-cell table:formula="of:=[.G57]*[.F57]*8" office:value-type="float" office:value="216015104" calcext:value-type="float">
            <text:p>216,015,104</text:p>
          </table:table-cell>
          <table:table-cell table:formula="of:=[.C57]+[.D57]" office:value-type="float" office:value="0.019242" calcext:value-type="float">
            <text:p>0.019242</text:p>
          </table:table-cell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5:54:06</text:p>
          </table:table-cell>
          <table:table-cell office:value-type="float" office:value="0.017682" calcext:value-type="float">
            <text:p>0.017682</text:p>
          </table:table-cell>
          <table:table-cell office:value-type="float" office:value="0.00308" calcext:value-type="float">
            <text:p>0.00308</text:p>
          </table:table-cell>
          <table:table-cell office:value-type="float" office:value="0" calcext:value-type="float">
            <text:p>0</text:p>
          </table:table-cell>
          <table:table-cell office:value-type="float" office:value="72215" calcext:value-type="float">
            <text:p>72215</text:p>
          </table:table-cell>
          <table:table-cell office:value-type="float" office:value="499" calcext:value-type="float">
            <text:p>499</text:p>
          </table:table-cell>
          <table:table-cell table:formula="of:=[.G58]*[.F58]*8" office:value-type="float" office:value="288282280" calcext:value-type="float">
            <text:p>288,282,280</text:p>
          </table:table-cell>
          <table:table-cell table:formula="of:=[.C58]+[.D58]" office:value-type="float" office:value="0.020762" calcext:value-type="float">
            <text:p>0.020762</text:p>
          </table:table-cell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5:54:07</text:p>
          </table:table-cell>
          <table:table-cell office:value-type="float" office:value="0.040089" calcext:value-type="float">
            <text:p>0.040089</text:p>
          </table:table-cell>
          <table:table-cell office:value-type="float" office:value="0.003318" calcext:value-type="float">
            <text:p>0.003318</text:p>
          </table:table-cell>
          <table:table-cell office:value-type="float" office:value="0" calcext:value-type="float">
            <text:p>0</text:p>
          </table:table-cell>
          <table:table-cell office:value-type="float" office:value="74367" calcext:value-type="float">
            <text:p>74367</text:p>
          </table:table-cell>
          <table:table-cell office:value-type="float" office:value="499" calcext:value-type="float">
            <text:p>499</text:p>
          </table:table-cell>
          <table:table-cell table:formula="of:=[.G59]*[.F59]*8" office:value-type="float" office:value="296873064" calcext:value-type="float">
            <text:p>296,873,064</text:p>
          </table:table-cell>
          <table:table-cell table:formula="of:=[.C59]+[.D59]" office:value-type="float" office:value="0.043407" calcext:value-type="float">
            <text:p>0.043407</text:p>
          </table:table-cell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5:54:08</text:p>
          </table:table-cell>
          <table:table-cell office:value-type="float" office:value="0.025188" calcext:value-type="float">
            <text:p>0.025188</text:p>
          </table:table-cell>
          <table:table-cell office:value-type="float" office:value="0.002551" calcext:value-type="float">
            <text:p>0.002551</text:p>
          </table:table-cell>
          <table:table-cell office:value-type="float" office:value="0" calcext:value-type="float">
            <text:p>0</text:p>
          </table:table-cell>
          <table:table-cell office:value-type="float" office:value="57585" calcext:value-type="float">
            <text:p>57585</text:p>
          </table:table-cell>
          <table:table-cell office:value-type="float" office:value="499" calcext:value-type="float">
            <text:p>499</text:p>
          </table:table-cell>
          <table:table-cell table:formula="of:=[.G60]*[.F60]*8" office:value-type="float" office:value="229879320" calcext:value-type="float">
            <text:p>229,879,320</text:p>
          </table:table-cell>
          <table:table-cell table:formula="of:=[.C60]+[.D60]" office:value-type="float" office:value="0.027739" calcext:value-type="float">
            <text:p>0.027739</text:p>
          </table:table-cell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5:54:09</text:p>
          </table:table-cell>
          <table:table-cell office:value-type="float" office:value="0.017646" calcext:value-type="float">
            <text:p>0.017646</text:p>
          </table:table-cell>
          <table:table-cell office:value-type="float" office:value="0.002075" calcext:value-type="float">
            <text:p>0.002075</text:p>
          </table:table-cell>
          <table:table-cell office:value-type="float" office:value="0" calcext:value-type="float">
            <text:p>0</text:p>
          </table:table-cell>
          <table:table-cell office:value-type="float" office:value="54756" calcext:value-type="float">
            <text:p>54756</text:p>
          </table:table-cell>
          <table:table-cell office:value-type="float" office:value="371" calcext:value-type="float">
            <text:p>37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5:54:10</text:p>
          </table:table-cell>
          <table:table-cell office:value-type="float" office:value="0.014793" calcext:value-type="float">
            <text:p>0.014793</text:p>
          </table:table-cell>
          <table:table-cell office:value-type="float" office:value="0.002096" calcext:value-type="float">
            <text:p>0.002096</text:p>
          </table:table-cell>
          <table:table-cell office:value-type="float" office:value="0" calcext:value-type="float">
            <text:p>0</text:p>
          </table:table-cell>
          <table:table-cell office:value-type="float" office:value="53421" calcext:value-type="float">
            <text:p>53421</text:p>
          </table:table-cell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5:54:11</text:p>
          </table:table-cell>
          <table:table-cell office:value-type="float" office:value="0.015276" calcext:value-type="float">
            <text:p>0.015276</text:p>
          </table:table-cell>
          <table:table-cell office:value-type="float" office:value="0.002988" calcext:value-type="float">
            <text:p>0.002988</text:p>
          </table:table-cell>
          <table:table-cell office:value-type="float" office:value="0" calcext:value-type="float">
            <text:p>0</text:p>
          </table:table-cell>
          <table:table-cell office:value-type="float" office:value="77576" calcext:value-type="float">
            <text:p>77576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5:54:12</text:p>
          </table:table-cell>
          <table:table-cell office:value-type="float" office:value="0.016983" calcext:value-type="float">
            <text:p>0.016983</text:p>
          </table:table-cell>
          <table:table-cell office:value-type="float" office:value="0.004395" calcext:value-type="float">
            <text:p>0.004395</text:p>
          </table:table-cell>
          <table:table-cell office:value-type="float" office:value="0" calcext:value-type="float">
            <text:p>0</text:p>
          </table:table-cell>
          <table:table-cell office:value-type="float" office:value="115061" calcext:value-type="float">
            <text:p>115061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5:54:13</text:p>
          </table:table-cell>
          <table:table-cell office:value-type="float" office:value="0.016937" calcext:value-type="float">
            <text:p>0.016937</text:p>
          </table:table-cell>
          <table:table-cell office:value-type="float" office:value="0.003628" calcext:value-type="float">
            <text:p>0.003628</text:p>
          </table:table-cell>
          <table:table-cell office:value-type="float" office:value="0" calcext:value-type="float">
            <text:p>0</text:p>
          </table:table-cell>
          <table:table-cell office:value-type="float" office:value="89240" calcext:value-type="float">
            <text:p>8924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5:54:14</text:p>
          </table:table-cell>
          <table:table-cell office:value-type="float" office:value="0.019256" calcext:value-type="float">
            <text:p>0.019256</text:p>
          </table:table-cell>
          <table:table-cell office:value-type="float" office:value="0.003692" calcext:value-type="float">
            <text:p>0.003692</text:p>
          </table:table-cell>
          <table:table-cell office:value-type="float" office:value="0" calcext:value-type="float">
            <text:p>0</text:p>
          </table:table-cell>
          <table:table-cell office:value-type="float" office:value="70354" calcext:value-type="float">
            <text:p>7035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5:54:15</text:p>
          </table:table-cell>
          <table:table-cell office:value-type="float" office:value="0.022384" calcext:value-type="float">
            <text:p>0.022384</text:p>
          </table:table-cell>
          <table:table-cell office:value-type="float" office:value="0.003086" calcext:value-type="float">
            <text:p>0.003086</text:p>
          </table:table-cell>
          <table:table-cell office:value-type="float" office:value="0" calcext:value-type="float">
            <text:p>0</text:p>
          </table:table-cell>
          <table:table-cell office:value-type="float" office:value="57759" calcext:value-type="float">
            <text:p>5775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104850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03">0000-00-00</text:date>, <text:time style:data-style-name="N2" text:time-value="10:54:33.3893203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0.3$Linux_X86_64 LibreOffice_project/7556cbc6811c9d992f4064ab9287069087d7f62c</meta:generator>
    <dc:date>2017-10-03T11:39:05.591297461</dc:date>
    <meta:editing-duration>PT46M5S</meta:editing-duration>
    <meta:editing-cycles>2</meta:editing-cycles>
    <meta:document-statistic meta:table-count="1" meta:cell-count="589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329cm" svg:y="0.315cm" chart:style-name="ch2">
          <text:p>test 191, on 003</text:p>
        </chart:title>
        <chart:legend chart:legend-position="end" svg:x="14.001cm" svg:y="4.005cm" style:legend-expansion="high" chart:style-name="ch3"/>
        <chart:plot-area chart:style-name="ch4" table:cell-range-address="time.C1:time.D67" chart:data-source-has-labels="row" svg:x="0.32cm" svg:y="1.248cm" svg:width="13.361cm" svg:height="7.572cm">
          <chartooo:coordinate-region svg:x="1.232cm" svg:y="1.421cm" svg:width="12.449cm" svg:height="6.64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time.C2:time.C67" chart:label-cell-address="time.C1:time.C1" chart:class="chart:bar">
            <chart:data-point chart:repeated="66"/>
          </chart:series>
          <chart:series chart:style-name="ch9" chart:values-cell-range-address="time.D2:time.D67" chart:label-cell-address="time.D1:time.D1" chart:class="chart:bar">
            <chart:data-point chart:repeated="6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ime.C1:time.C1</svg:desc>
                </draw:g>
              </table:table-cell>
              <table:table-cell office:value-type="string">
                <text:p>xfertime</text:p>
                <draw:g>
                  <svg:desc>time.D1:time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7198">
                <text:p>0.017198</text:p>
                <draw:g>
                  <svg:desc>time.C2:time.C67</svg:desc>
                </draw:g>
              </table:table-cell>
              <table:table-cell office:value-type="float" office:value="0.004114">
                <text:p>0.004114</text:p>
                <draw:g>
                  <svg:desc>time.D2:time.D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8747">
                <text:p>0.018747</text:p>
              </table:table-cell>
              <table:table-cell office:value-type="float" office:value="0.001647">
                <text:p>0.0016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4124">
                <text:p>0.014124</text:p>
              </table:table-cell>
              <table:table-cell office:value-type="float" office:value="0.001042">
                <text:p>0.0010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4011">
                <text:p>0.014011</text:p>
              </table:table-cell>
              <table:table-cell office:value-type="float" office:value="0.001051">
                <text:p>0.0010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4283">
                <text:p>0.014283</text:p>
              </table:table-cell>
              <table:table-cell office:value-type="float" office:value="0.001521">
                <text:p>0.0015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1825">
                <text:p>0.021825</text:p>
              </table:table-cell>
              <table:table-cell office:value-type="float" office:value="0.00122">
                <text:p>0.001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3689">
                <text:p>0.013689</text:p>
              </table:table-cell>
              <table:table-cell office:value-type="float" office:value="0.00105">
                <text:p>0.001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0971">
                <text:p>0.020971</text:p>
              </table:table-cell>
              <table:table-cell office:value-type="float" office:value="0.000996">
                <text:p>0.0009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4193">
                <text:p>0.014193</text:p>
              </table:table-cell>
              <table:table-cell office:value-type="float" office:value="0.00169">
                <text:p>0.001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602">
                <text:p>0.01602</text:p>
              </table:table-cell>
              <table:table-cell office:value-type="float" office:value="0.002507">
                <text:p>0.0025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6976">
                <text:p>0.016976</text:p>
              </table:table-cell>
              <table:table-cell office:value-type="float" office:value="0.003119">
                <text:p>0.0031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0805">
                <text:p>0.020805</text:p>
              </table:table-cell>
              <table:table-cell office:value-type="float" office:value="0.005054">
                <text:p>0.0050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5694">
                <text:p>0.015694</text:p>
              </table:table-cell>
              <table:table-cell office:value-type="float" office:value="0.002497">
                <text:p>0.0024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8142">
                <text:p>0.018142</text:p>
              </table:table-cell>
              <table:table-cell office:value-type="float" office:value="0.002139">
                <text:p>0.0021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4657">
                <text:p>0.014657</text:p>
              </table:table-cell>
              <table:table-cell office:value-type="float" office:value="0.002209">
                <text:p>0.0022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4941">
                <text:p>0.014941</text:p>
              </table:table-cell>
              <table:table-cell office:value-type="float" office:value="0.00365">
                <text:p>0.003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6083">
                <text:p>0.016083</text:p>
              </table:table-cell>
              <table:table-cell office:value-type="float" office:value="0.004422">
                <text:p>0.0044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5868">
                <text:p>0.015868</text:p>
              </table:table-cell>
              <table:table-cell office:value-type="float" office:value="0.003595">
                <text:p>0.0035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7852">
                <text:p>0.017852</text:p>
              </table:table-cell>
              <table:table-cell office:value-type="float" office:value="0.004142">
                <text:p>0.0041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569">
                <text:p>0.01569</text:p>
              </table:table-cell>
              <table:table-cell office:value-type="float" office:value="0.002749">
                <text:p>0.0027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5618">
                <text:p>0.015618</text:p>
              </table:table-cell>
              <table:table-cell office:value-type="float" office:value="0.003114">
                <text:p>0.0031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504">
                <text:p>0.01504</text:p>
              </table:table-cell>
              <table:table-cell office:value-type="float" office:value="0.002734">
                <text:p>0.0027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394">
                <text:p>0.01394</text:p>
              </table:table-cell>
              <table:table-cell office:value-type="float" office:value="0.002527">
                <text:p>0.0025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3587">
                <text:p>0.013587</text:p>
              </table:table-cell>
              <table:table-cell office:value-type="float" office:value="0.001462">
                <text:p>0.0014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311">
                <text:p>0.01311</text:p>
              </table:table-cell>
              <table:table-cell office:value-type="float" office:value="0.001173">
                <text:p>0.0011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5541">
                <text:p>0.015541</text:p>
              </table:table-cell>
              <table:table-cell office:value-type="float" office:value="0.002301">
                <text:p>0.0023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9692">
                <text:p>0.019692</text:p>
              </table:table-cell>
              <table:table-cell office:value-type="float" office:value="0.002148">
                <text:p>0.0021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5386">
                <text:p>0.015386</text:p>
              </table:table-cell>
              <table:table-cell office:value-type="float" office:value="0.002731">
                <text:p>0.0027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3667">
                <text:p>0.013667</text:p>
              </table:table-cell>
              <table:table-cell office:value-type="float" office:value="0.00114">
                <text:p>0.001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4336">
                <text:p>0.014336</text:p>
              </table:table-cell>
              <table:table-cell office:value-type="float" office:value="0.001488">
                <text:p>0.0014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6789">
                <text:p>0.016789</text:p>
              </table:table-cell>
              <table:table-cell office:value-type="float" office:value="0.003216">
                <text:p>0.0032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3246">
                <text:p>0.013246</text:p>
              </table:table-cell>
              <table:table-cell office:value-type="float" office:value="0.001266">
                <text:p>0.0012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8926">
                <text:p>0.018926</text:p>
              </table:table-cell>
              <table:table-cell office:value-type="float" office:value="0.002589">
                <text:p>0.0025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5035">
                <text:p>0.015035</text:p>
              </table:table-cell>
              <table:table-cell office:value-type="float" office:value="0.003472">
                <text:p>0.0034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44908">
                <text:p>0.044908</text:p>
              </table:table-cell>
              <table:table-cell office:value-type="float" office:value="0.00685">
                <text:p>0.006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5025">
                <text:p>0.015025</text:p>
              </table:table-cell>
              <table:table-cell office:value-type="float" office:value="0.002338">
                <text:p>0.0023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6355">
                <text:p>0.016355</text:p>
              </table:table-cell>
              <table:table-cell office:value-type="float" office:value="0.002975">
                <text:p>0.0029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4837">
                <text:p>0.014837</text:p>
              </table:table-cell>
              <table:table-cell office:value-type="float" office:value="0.00227">
                <text:p>0.002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43165">
                <text:p>0.043165</text:p>
              </table:table-cell>
              <table:table-cell office:value-type="float" office:value="0.008171">
                <text:p>0.0081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5211">
                <text:p>0.015211</text:p>
              </table:table-cell>
              <table:table-cell office:value-type="float" office:value="0.002835">
                <text:p>0.0028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8521">
                <text:p>0.028521</text:p>
              </table:table-cell>
              <table:table-cell office:value-type="float" office:value="0.002231">
                <text:p>0.0022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7092">
                <text:p>0.017092</text:p>
              </table:table-cell>
              <table:table-cell office:value-type="float" office:value="0.003824">
                <text:p>0.0038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27418">
                <text:p>0.027418</text:p>
              </table:table-cell>
              <table:table-cell office:value-type="float" office:value="0.006336">
                <text:p>0.0063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748">
                <text:p>0.01748</text:p>
              </table:table-cell>
              <table:table-cell office:value-type="float" office:value="0.002278">
                <text:p>0.0022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21754">
                <text:p>0.021754</text:p>
              </table:table-cell>
              <table:table-cell office:value-type="float" office:value="0.003077">
                <text:p>0.0030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43332">
                <text:p>0.043332</text:p>
              </table:table-cell>
              <table:table-cell office:value-type="float" office:value="0.006321">
                <text:p>0.0063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9684">
                <text:p>0.019684</text:p>
              </table:table-cell>
              <table:table-cell office:value-type="float" office:value="0.003659">
                <text:p>0.0036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54233">
                <text:p>0.054233</text:p>
              </table:table-cell>
              <table:table-cell office:value-type="float" office:value="0.012538">
                <text:p>0.0125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84159">
                <text:p>0.084159</text:p>
              </table:table-cell>
              <table:table-cell office:value-type="float" office:value="0.007058">
                <text:p>0.0070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24683">
                <text:p>0.024683</text:p>
              </table:table-cell>
              <table:table-cell office:value-type="float" office:value="0.002765">
                <text:p>0.0027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7379">
                <text:p>0.017379</text:p>
              </table:table-cell>
              <table:table-cell office:value-type="float" office:value="0.003329">
                <text:p>0.0033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20196">
                <text:p>0.020196</text:p>
              </table:table-cell>
              <table:table-cell office:value-type="float" office:value="0.002598">
                <text:p>0.0025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2155">
                <text:p>0.02155</text:p>
              </table:table-cell>
              <table:table-cell office:value-type="float" office:value="0.000815">
                <text:p>0.0008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15574">
                <text:p>0.015574</text:p>
              </table:table-cell>
              <table:table-cell office:value-type="float" office:value="0.002074">
                <text:p>0.0020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1522">
                <text:p>0.01522</text:p>
              </table:table-cell>
              <table:table-cell office:value-type="float" office:value="0.002801">
                <text:p>0.0028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16418">
                <text:p>0.016418</text:p>
              </table:table-cell>
              <table:table-cell office:value-type="float" office:value="0.002824">
                <text:p>0.0028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17682">
                <text:p>0.017682</text:p>
              </table:table-cell>
              <table:table-cell office:value-type="float" office:value="0.00308">
                <text:p>0.003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40089">
                <text:p>0.040089</text:p>
              </table:table-cell>
              <table:table-cell office:value-type="float" office:value="0.003318">
                <text:p>0.0033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25188">
                <text:p>0.025188</text:p>
              </table:table-cell>
              <table:table-cell office:value-type="float" office:value="0.002551">
                <text:p>0.0025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17646">
                <text:p>0.017646</text:p>
              </table:table-cell>
              <table:table-cell office:value-type="float" office:value="0.002075">
                <text:p>0.0020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4793">
                <text:p>0.014793</text:p>
              </table:table-cell>
              <table:table-cell office:value-type="float" office:value="0.002096">
                <text:p>0.0020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15276">
                <text:p>0.015276</text:p>
              </table:table-cell>
              <table:table-cell office:value-type="float" office:value="0.002988">
                <text:p>0.00298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16983">
                <text:p>0.016983</text:p>
              </table:table-cell>
              <table:table-cell office:value-type="float" office:value="0.004395">
                <text:p>0.0043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6937">
                <text:p>0.016937</text:p>
              </table:table-cell>
              <table:table-cell office:value-type="float" office:value="0.003628">
                <text:p>0.0036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19256">
                <text:p>0.019256</text:p>
              </table:table-cell>
              <table:table-cell office:value-type="float" office:value="0.003692">
                <text:p>0.0036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22384">
                <text:p>0.022384</text:p>
              </table:table-cell>
              <table:table-cell office:value-type="float" office:value="0.003086">
                <text:p>0.0030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329cm" svg:y="0.315cm" chart:style-name="ch2">
          <text:p>test 191, on 003</text:p>
        </chart:title>
        <chart:legend chart:legend-position="end" svg:x="13.366cm" svg:y="4.227cm" style:legend-expansion="high" chart:style-name="ch3"/>
        <chart:plot-area chart:style-name="ch4" table:cell-range-address="time.G1:time.G67" chart:data-source-has-labels="row" svg:x="0.32cm" svg:y="1.248cm" svg:width="12.726cm" svg:height="7.572cm">
          <chartooo:coordinate-region svg:x="1.127cm" svg:y="1.422cm" svg:width="11.919cm" svg:height="6.64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time.G2:time.G67" chart:label-cell-address="time.G1:time.G1" chart:class="chart:bar">
            <chart:data-point chart:repeated="6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actions</text:p>
                <draw:g>
                  <svg:desc>time.G1:time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7">
                <text:p>47</text:p>
                <draw:g>
                  <svg:desc>time.G2:time.G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329cm" svg:y="0.315cm" chart:style-name="ch2">
          <text:p>test 191, on 003</text:p>
        </chart:title>
        <chart:legend chart:legend-position="end" svg:x="14.398cm" svg:y="4.227cm" style:legend-expansion="high" chart:style-name="ch3"/>
        <chart:plot-area chart:style-name="ch4" table:cell-range-address="time.F1:time.F67" chart:data-source-has-labels="row" svg:x="0.32cm" svg:y="1.248cm" svg:width="13.758cm" svg:height="7.572cm">
          <chartooo:coordinate-region svg:x="1.682cm" svg:y="1.421cm" svg:width="12.396cm" svg:height="6.64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time.F2:time.F67" chart:label-cell-address="time.F1:time.F1" chart:class="chart:bar">
            <chart:data-point chart:repeated="6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ytes</text:p>
                <draw:g>
                  <svg:desc>time.F1:time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7846">
                <text:p>97846</text:p>
                <draw:g>
                  <svg:desc>time.F2:time.F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758">
                <text:p>467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634">
                <text:p>306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809">
                <text:p>328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566">
                <text:p>425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072">
                <text:p>350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398">
                <text:p>283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196">
                <text:p>301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459">
                <text:p>434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1880">
                <text:p>618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357">
                <text:p>713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6320">
                <text:p>963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941">
                <text:p>659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8036">
                <text:p>580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1115">
                <text:p>611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9532">
                <text:p>895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5241">
                <text:p>1052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9445">
                <text:p>894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6949">
                <text:p>969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7136">
                <text:p>671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8842">
                <text:p>688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1570">
                <text:p>7157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7067">
                <text:p>470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666">
                <text:p>366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938">
                <text:p>309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8114">
                <text:p>581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938">
                <text:p>529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2573">
                <text:p>625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615">
                <text:p>296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1294">
                <text:p>412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7288">
                <text:p>772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186">
                <text:p>311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1229">
                <text:p>612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675">
                <text:p>666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1463">
                <text:p>1114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3944">
                <text:p>539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6043">
                <text:p>660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3512">
                <text:p>535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5205">
                <text:p>1252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3671">
                <text:p>636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9733">
                <text:p>597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5433">
                <text:p>654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5067">
                <text:p>1050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8859">
                <text:p>488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0729">
                <text:p>707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9351">
                <text:p>893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5712">
                <text:p>857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5671">
                <text:p>1256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9994">
                <text:p>899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8668">
                <text:p>586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4789">
                <text:p>747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8632">
                <text:p>586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384">
                <text:p>213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1515">
                <text:p>515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5016">
                <text:p>650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4112">
                <text:p>541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2215">
                <text:p>722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4367">
                <text:p>743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7585">
                <text:p>575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4756">
                <text:p>547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3421">
                <text:p>534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7576">
                <text:p>775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5061">
                <text:p>1150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9240">
                <text:p>8924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0354">
                <text:p>703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7759">
                <text:p>5775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e0021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033cm" svg:y="0.315cm" chart:style-name="ch2">
          <text:p>test191, on a "cold" machine </text:p>
        </chart:title>
        <chart:legend chart:legend-position="end" svg:x="12.169cm" svg:y="3.56cm" style:legend-expansion="high" chart:style-name="ch3"/>
        <chart:plot-area chart:style-name="ch4" table:cell-range-address="time.G2:time.G67 time.C1:time.D67" chart:data-source-has-labels="row" svg:x="0.32cm" svg:y="1.248cm" svg:width="11.529cm" svg:height="7.572cm">
          <chartooo:coordinate-region svg:x="1.232cm" svg:y="1.421cm" svg:width="10.337cm" svg:height="6.80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time.C2:time.C67" chart:label-cell-address="time.C1:time.C1" chart:class="chart:scatter">
            <chart:domain table:cell-range-address="time.G2:time.G67"/>
            <chart:regression-curve chart:style-name="ch8"/>
            <chart:data-point chart:repeated="66"/>
          </chart:series>
          <chart:series chart:style-name="ch9" chart:values-cell-range-address="time.D2:time.D67" chart:label-cell-address="time.D1:time.D1" chart:class="chart:scatter">
            <chart:regression-curve chart:style-name="ch10"/>
            <chart:data-point chart:repeated="6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</text:p>
                <draw:g>
                  <svg:desc>time.C1:time.C1</svg:desc>
                </draw:g>
              </table:table-cell>
              <table:table-cell office:value-type="string">
                <text:p>xfertime</text:p>
                <draw:g>
                  <svg:desc>time.D1:time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7">
                <text:p>47</text:p>
                <draw:g>
                  <svg:desc>time.G2:time.G67</svg:desc>
                </draw:g>
              </table:table-cell>
              <table:table-cell office:value-type="float" office:value="0.017198">
                <text:p>0.017198</text:p>
                <draw:g>
                  <svg:desc>time.C2:time.C67</svg:desc>
                </draw:g>
              </table:table-cell>
              <table:table-cell office:value-type="float" office:value="0.004114">
                <text:p>0.004114</text:p>
                <draw:g>
                  <svg:desc>time.D2:time.D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">
                <text:p>99</text:p>
              </table:table-cell>
              <table:table-cell office:value-type="float" office:value="0.018747">
                <text:p>0.018747</text:p>
              </table:table-cell>
              <table:table-cell office:value-type="float" office:value="0.001647">
                <text:p>0.0016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">
                <text:p>99</text:p>
              </table:table-cell>
              <table:table-cell office:value-type="float" office:value="0.014124">
                <text:p>0.014124</text:p>
              </table:table-cell>
              <table:table-cell office:value-type="float" office:value="0.001042">
                <text:p>0.0010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">
                <text:p>99</text:p>
              </table:table-cell>
              <table:table-cell office:value-type="float" office:value="0.014011">
                <text:p>0.014011</text:p>
              </table:table-cell>
              <table:table-cell office:value-type="float" office:value="0.001051">
                <text:p>0.0010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">
                <text:p>99</text:p>
              </table:table-cell>
              <table:table-cell office:value-type="float" office:value="0.014283">
                <text:p>0.014283</text:p>
              </table:table-cell>
              <table:table-cell office:value-type="float" office:value="0.001521">
                <text:p>0.0015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">
                <text:p>99</text:p>
              </table:table-cell>
              <table:table-cell office:value-type="float" office:value="0.021825">
                <text:p>0.021825</text:p>
              </table:table-cell>
              <table:table-cell office:value-type="float" office:value="0.00122">
                <text:p>0.001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">
                <text:p>99</text:p>
              </table:table-cell>
              <table:table-cell office:value-type="float" office:value="0.013689">
                <text:p>0.013689</text:p>
              </table:table-cell>
              <table:table-cell office:value-type="float" office:value="0.00105">
                <text:p>0.001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9">
                <text:p>99</text:p>
              </table:table-cell>
              <table:table-cell office:value-type="float" office:value="0.020971">
                <text:p>0.020971</text:p>
              </table:table-cell>
              <table:table-cell office:value-type="float" office:value="0.000996">
                <text:p>0.0009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">
                <text:p>99</text:p>
              </table:table-cell>
              <table:table-cell office:value-type="float" office:value="0.014193">
                <text:p>0.014193</text:p>
              </table:table-cell>
              <table:table-cell office:value-type="float" office:value="0.00169">
                <text:p>0.001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9">
                <text:p>99</text:p>
              </table:table-cell>
              <table:table-cell office:value-type="float" office:value="0.01602">
                <text:p>0.01602</text:p>
              </table:table-cell>
              <table:table-cell office:value-type="float" office:value="0.002507">
                <text:p>0.0025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7">
                <text:p>147</text:p>
              </table:table-cell>
              <table:table-cell office:value-type="float" office:value="0.016976">
                <text:p>0.016976</text:p>
              </table:table-cell>
              <table:table-cell office:value-type="float" office:value="0.003119">
                <text:p>0.0031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">
                <text:p>199</text:p>
              </table:table-cell>
              <table:table-cell office:value-type="float" office:value="0.020805">
                <text:p>0.020805</text:p>
              </table:table-cell>
              <table:table-cell office:value-type="float" office:value="0.005054">
                <text:p>0.0050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">
                <text:p>199</text:p>
              </table:table-cell>
              <table:table-cell office:value-type="float" office:value="0.015694">
                <text:p>0.015694</text:p>
              </table:table-cell>
              <table:table-cell office:value-type="float" office:value="0.002497">
                <text:p>0.0024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">
                <text:p>199</text:p>
              </table:table-cell>
              <table:table-cell office:value-type="float" office:value="0.018142">
                <text:p>0.018142</text:p>
              </table:table-cell>
              <table:table-cell office:value-type="float" office:value="0.002139">
                <text:p>0.0021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">
                <text:p>199</text:p>
              </table:table-cell>
              <table:table-cell office:value-type="float" office:value="0.014657">
                <text:p>0.014657</text:p>
              </table:table-cell>
              <table:table-cell office:value-type="float" office:value="0.002209">
                <text:p>0.0022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">
                <text:p>199</text:p>
              </table:table-cell>
              <table:table-cell office:value-type="float" office:value="0.014941">
                <text:p>0.014941</text:p>
              </table:table-cell>
              <table:table-cell office:value-type="float" office:value="0.00365">
                <text:p>0.003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">
                <text:p>199</text:p>
              </table:table-cell>
              <table:table-cell office:value-type="float" office:value="0.016083">
                <text:p>0.016083</text:p>
              </table:table-cell>
              <table:table-cell office:value-type="float" office:value="0.004422">
                <text:p>0.0044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">
                <text:p>199</text:p>
              </table:table-cell>
              <table:table-cell office:value-type="float" office:value="0.015868">
                <text:p>0.015868</text:p>
              </table:table-cell>
              <table:table-cell office:value-type="float" office:value="0.003595">
                <text:p>0.0035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">
                <text:p>199</text:p>
              </table:table-cell>
              <table:table-cell office:value-type="float" office:value="0.017852">
                <text:p>0.017852</text:p>
              </table:table-cell>
              <table:table-cell office:value-type="float" office:value="0.004142">
                <text:p>0.0041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">
                <text:p>199</text:p>
              </table:table-cell>
              <table:table-cell office:value-type="float" office:value="0.01569">
                <text:p>0.01569</text:p>
              </table:table-cell>
              <table:table-cell office:value-type="float" office:value="0.002749">
                <text:p>0.0027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7">
                <text:p>247</text:p>
              </table:table-cell>
              <table:table-cell office:value-type="float" office:value="0.015618">
                <text:p>0.015618</text:p>
              </table:table-cell>
              <table:table-cell office:value-type="float" office:value="0.003114">
                <text:p>0.0031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9">
                <text:p>299</text:p>
              </table:table-cell>
              <table:table-cell office:value-type="float" office:value="0.01504">
                <text:p>0.01504</text:p>
              </table:table-cell>
              <table:table-cell office:value-type="float" office:value="0.002734">
                <text:p>0.0027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9">
                <text:p>299</text:p>
              </table:table-cell>
              <table:table-cell office:value-type="float" office:value="0.01394">
                <text:p>0.01394</text:p>
              </table:table-cell>
              <table:table-cell office:value-type="float" office:value="0.002527">
                <text:p>0.0025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9">
                <text:p>299</text:p>
              </table:table-cell>
              <table:table-cell office:value-type="float" office:value="0.013587">
                <text:p>0.013587</text:p>
              </table:table-cell>
              <table:table-cell office:value-type="float" office:value="0.001462">
                <text:p>0.0014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9">
                <text:p>299</text:p>
              </table:table-cell>
              <table:table-cell office:value-type="float" office:value="0.01311">
                <text:p>0.01311</text:p>
              </table:table-cell>
              <table:table-cell office:value-type="float" office:value="0.001173">
                <text:p>0.0011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9">
                <text:p>299</text:p>
              </table:table-cell>
              <table:table-cell office:value-type="float" office:value="0.015541">
                <text:p>0.015541</text:p>
              </table:table-cell>
              <table:table-cell office:value-type="float" office:value="0.002301">
                <text:p>0.0023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9">
                <text:p>299</text:p>
              </table:table-cell>
              <table:table-cell office:value-type="float" office:value="0.019692">
                <text:p>0.019692</text:p>
              </table:table-cell>
              <table:table-cell office:value-type="float" office:value="0.002148">
                <text:p>0.0021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9">
                <text:p>299</text:p>
              </table:table-cell>
              <table:table-cell office:value-type="float" office:value="0.015386">
                <text:p>0.015386</text:p>
              </table:table-cell>
              <table:table-cell office:value-type="float" office:value="0.002731">
                <text:p>0.0027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9">
                <text:p>299</text:p>
              </table:table-cell>
              <table:table-cell office:value-type="float" office:value="0.013667">
                <text:p>0.013667</text:p>
              </table:table-cell>
              <table:table-cell office:value-type="float" office:value="0.00114">
                <text:p>0.001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9">
                <text:p>299</text:p>
              </table:table-cell>
              <table:table-cell office:value-type="float" office:value="0.014336">
                <text:p>0.014336</text:p>
              </table:table-cell>
              <table:table-cell office:value-type="float" office:value="0.001488">
                <text:p>0.0014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2">
                <text:p>352</text:p>
              </table:table-cell>
              <table:table-cell office:value-type="float" office:value="0.016789">
                <text:p>0.016789</text:p>
              </table:table-cell>
              <table:table-cell office:value-type="float" office:value="0.003216">
                <text:p>0.0032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9">
                <text:p>399</text:p>
              </table:table-cell>
              <table:table-cell office:value-type="float" office:value="0.013246">
                <text:p>0.013246</text:p>
              </table:table-cell>
              <table:table-cell office:value-type="float" office:value="0.001266">
                <text:p>0.0012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9">
                <text:p>399</text:p>
              </table:table-cell>
              <table:table-cell office:value-type="float" office:value="0.018926">
                <text:p>0.018926</text:p>
              </table:table-cell>
              <table:table-cell office:value-type="float" office:value="0.002589">
                <text:p>0.0025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9">
                <text:p>399</text:p>
              </table:table-cell>
              <table:table-cell office:value-type="float" office:value="0.015035">
                <text:p>0.015035</text:p>
              </table:table-cell>
              <table:table-cell office:value-type="float" office:value="0.003472">
                <text:p>0.0034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9">
                <text:p>399</text:p>
              </table:table-cell>
              <table:table-cell office:value-type="float" office:value="0.044908">
                <text:p>0.044908</text:p>
              </table:table-cell>
              <table:table-cell office:value-type="float" office:value="0.00685">
                <text:p>0.006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9">
                <text:p>399</text:p>
              </table:table-cell>
              <table:table-cell office:value-type="float" office:value="0.015025">
                <text:p>0.015025</text:p>
              </table:table-cell>
              <table:table-cell office:value-type="float" office:value="0.002338">
                <text:p>0.0023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9">
                <text:p>399</text:p>
              </table:table-cell>
              <table:table-cell office:value-type="float" office:value="0.016355">
                <text:p>0.016355</text:p>
              </table:table-cell>
              <table:table-cell office:value-type="float" office:value="0.002975">
                <text:p>0.0029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9">
                <text:p>399</text:p>
              </table:table-cell>
              <table:table-cell office:value-type="float" office:value="0.014837">
                <text:p>0.014837</text:p>
              </table:table-cell>
              <table:table-cell office:value-type="float" office:value="0.00227">
                <text:p>0.002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9">
                <text:p>399</text:p>
              </table:table-cell>
              <table:table-cell office:value-type="float" office:value="0.043165">
                <text:p>0.043165</text:p>
              </table:table-cell>
              <table:table-cell office:value-type="float" office:value="0.008171">
                <text:p>0.0081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9">
                <text:p>399</text:p>
              </table:table-cell>
              <table:table-cell office:value-type="float" office:value="0.015211">
                <text:p>0.015211</text:p>
              </table:table-cell>
              <table:table-cell office:value-type="float" office:value="0.002835">
                <text:p>0.0028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7">
                <text:p>437</text:p>
              </table:table-cell>
              <table:table-cell office:value-type="float" office:value="0.028521">
                <text:p>0.028521</text:p>
              </table:table-cell>
              <table:table-cell office:value-type="float" office:value="0.002231">
                <text:p>0.0022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99">
                <text:p>499</text:p>
              </table:table-cell>
              <table:table-cell office:value-type="float" office:value="0.017092">
                <text:p>0.017092</text:p>
              </table:table-cell>
              <table:table-cell office:value-type="float" office:value="0.003824">
                <text:p>0.0038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99">
                <text:p>499</text:p>
              </table:table-cell>
              <table:table-cell office:value-type="float" office:value="0.027418">
                <text:p>0.027418</text:p>
              </table:table-cell>
              <table:table-cell office:value-type="float" office:value="0.006336">
                <text:p>0.0063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9">
                <text:p>499</text:p>
              </table:table-cell>
              <table:table-cell office:value-type="float" office:value="0.01748">
                <text:p>0.01748</text:p>
              </table:table-cell>
              <table:table-cell office:value-type="float" office:value="0.002278">
                <text:p>0.0022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9">
                <text:p>499</text:p>
              </table:table-cell>
              <table:table-cell office:value-type="float" office:value="0.021754">
                <text:p>0.021754</text:p>
              </table:table-cell>
              <table:table-cell office:value-type="float" office:value="0.003077">
                <text:p>0.0030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9">
                <text:p>499</text:p>
              </table:table-cell>
              <table:table-cell office:value-type="float" office:value="0.043332">
                <text:p>0.043332</text:p>
              </table:table-cell>
              <table:table-cell office:value-type="float" office:value="0.006321">
                <text:p>0.0063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9">
                <text:p>499</text:p>
              </table:table-cell>
              <table:table-cell office:value-type="float" office:value="0.019684">
                <text:p>0.019684</text:p>
              </table:table-cell>
              <table:table-cell office:value-type="float" office:value="0.003659">
                <text:p>0.0036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9">
                <text:p>499</text:p>
              </table:table-cell>
              <table:table-cell office:value-type="float" office:value="0.054233">
                <text:p>0.054233</text:p>
              </table:table-cell>
              <table:table-cell office:value-type="float" office:value="0.012538">
                <text:p>0.0125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9">
                <text:p>499</text:p>
              </table:table-cell>
              <table:table-cell office:value-type="float" office:value="0.084159">
                <text:p>0.084159</text:p>
              </table:table-cell>
              <table:table-cell office:value-type="float" office:value="0.007058">
                <text:p>0.0070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9">
                <text:p>499</text:p>
              </table:table-cell>
              <table:table-cell office:value-type="float" office:value="0.024683">
                <text:p>0.024683</text:p>
              </table:table-cell>
              <table:table-cell office:value-type="float" office:value="0.002765">
                <text:p>0.0027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99">
                <text:p>499</text:p>
              </table:table-cell>
              <table:table-cell office:value-type="float" office:value="0.017379">
                <text:p>0.017379</text:p>
              </table:table-cell>
              <table:table-cell office:value-type="float" office:value="0.003329">
                <text:p>0.0033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99">
                <text:p>499</text:p>
              </table:table-cell>
              <table:table-cell office:value-type="float" office:value="0.020196">
                <text:p>0.020196</text:p>
              </table:table-cell>
              <table:table-cell office:value-type="float" office:value="0.002598">
                <text:p>0.0025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99">
                <text:p>499</text:p>
              </table:table-cell>
              <table:table-cell office:value-type="float" office:value="0.02155">
                <text:p>0.02155</text:p>
              </table:table-cell>
              <table:table-cell office:value-type="float" office:value="0.000815">
                <text:p>0.0008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99">
                <text:p>499</text:p>
              </table:table-cell>
              <table:table-cell office:value-type="float" office:value="0.015574">
                <text:p>0.015574</text:p>
              </table:table-cell>
              <table:table-cell office:value-type="float" office:value="0.002074">
                <text:p>0.0020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99">
                <text:p>499</text:p>
              </table:table-cell>
              <table:table-cell office:value-type="float" office:value="0.01522">
                <text:p>0.01522</text:p>
              </table:table-cell>
              <table:table-cell office:value-type="float" office:value="0.002801">
                <text:p>0.0028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99">
                <text:p>499</text:p>
              </table:table-cell>
              <table:table-cell office:value-type="float" office:value="0.016418">
                <text:p>0.016418</text:p>
              </table:table-cell>
              <table:table-cell office:value-type="float" office:value="0.002824">
                <text:p>0.0028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99">
                <text:p>499</text:p>
              </table:table-cell>
              <table:table-cell office:value-type="float" office:value="0.017682">
                <text:p>0.017682</text:p>
              </table:table-cell>
              <table:table-cell office:value-type="float" office:value="0.00308">
                <text:p>0.003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99">
                <text:p>499</text:p>
              </table:table-cell>
              <table:table-cell office:value-type="float" office:value="0.040089">
                <text:p>0.040089</text:p>
              </table:table-cell>
              <table:table-cell office:value-type="float" office:value="0.003318">
                <text:p>0.0033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99">
                <text:p>499</text:p>
              </table:table-cell>
              <table:table-cell office:value-type="float" office:value="0.025188">
                <text:p>0.025188</text:p>
              </table:table-cell>
              <table:table-cell office:value-type="float" office:value="0.002551">
                <text:p>0.0025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71">
                <text:p>371</text:p>
              </table:table-cell>
              <table:table-cell office:value-type="float" office:value="0.017646">
                <text:p>0.017646</text:p>
              </table:table-cell>
              <table:table-cell office:value-type="float" office:value="0.002075">
                <text:p>0.0020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6">
                <text:p>176</text:p>
              </table:table-cell>
              <table:table-cell office:value-type="float" office:value="0.014793">
                <text:p>0.014793</text:p>
              </table:table-cell>
              <table:table-cell office:value-type="float" office:value="0.002096">
                <text:p>0.0020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4">
                <text:p>84</text:p>
              </table:table-cell>
              <table:table-cell office:value-type="float" office:value="0.015276">
                <text:p>0.015276</text:p>
              </table:table-cell>
              <table:table-cell office:value-type="float" office:value="0.002988">
                <text:p>0.00298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4">
                <text:p>44</text:p>
              </table:table-cell>
              <table:table-cell office:value-type="float" office:value="0.016983">
                <text:p>0.016983</text:p>
              </table:table-cell>
              <table:table-cell office:value-type="float" office:value="0.004395">
                <text:p>0.0043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">
                <text:p>20</text:p>
              </table:table-cell>
              <table:table-cell office:value-type="float" office:value="0.016937">
                <text:p>0.016937</text:p>
              </table:table-cell>
              <table:table-cell office:value-type="float" office:value="0.003628">
                <text:p>0.0036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">
                <text:p>6</text:p>
              </table:table-cell>
              <table:table-cell office:value-type="float" office:value="0.019256">
                <text:p>0.019256</text:p>
              </table:table-cell>
              <table:table-cell office:value-type="float" office:value="0.003692">
                <text:p>0.0036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">
                <text:p>2</text:p>
              </table:table-cell>
              <table:table-cell office:value-type="float" office:value="0.022384">
                <text:p>0.022384</text:p>
              </table:table-cell>
              <table:table-cell office:value-type="float" office:value="0.003086">
                <text:p>0.00308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2 0 1" chart:style-name="ch1">
        <chart:title svg:x="4.834cm" svg:y="0.315cm" chart:style-name="ch2">
          <text:p>Response Times vs throughput</text:p>
        </chart:title>
        <chart:legend chart:legend-position="end" svg:x="14.001cm" svg:y="4.005cm" style:legend-expansion="high" chart:style-name="ch3"/>
        <chart:plot-area chart:style-name="ch4" table:cell-range-address="time.H1:time.H67 time.C1:time.D67" chart:data-source-has-labels="row" svg:x="1.279cm" svg:y="1.248cm" svg:width="12.402cm" svg:height="6.643cm">
          <chartooo:coordinate-region svg:x="2.191cm" svg:y="1.421cm" svg:width="10.549cm" svg:height="5.876cm"/>
          <chart:axis chart:dimension="x" chart:name="primary-x" chart:style-name="ch5">
            <chart:title svg:x="7.013cm" svg:y="8.071cm" chart:style-name="ch6">
              <text:p>Bits/S</text:p>
            </chart:title>
          </chart:axis>
          <chart:axis chart:dimension="y" chart:name="primary-y" chart:style-name="ch7">
            <chart:title svg:x="0.451cm" svg:y="4.732cm" chart:style-name="ch8">
              <text:p>S</text:p>
            </chart:title>
            <chart:grid chart:style-name="ch9" chart:class="major"/>
          </chart:axis>
          <chart:series chart:style-name="ch10" chart:values-cell-range-address="time.C2:time.C67" chart:label-cell-address="time.C1:time.C1" chart:class="chart:scatter">
            <chart:domain table:cell-range-address="time.H2:time.H67"/>
            <chart:data-point chart:repeated="66"/>
          </chart:series>
          <chart:series chart:style-name="ch11" chart:values-cell-range-address="time.D2:time.D67" chart:label-cell-address="time.D1:time.D1" chart:class="chart:scatter">
            <chart:data-point chart:repeated="6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latency</text:p>
                <draw:g>
                  <svg:desc>time.C1:time.C1</svg:desc>
                </draw:g>
              </table:table-cell>
              <table:table-cell office:value-type="string">
                <text:p>xfertime</text:p>
                <draw:g>
                  <svg:desc>time.D1:time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790096">
                <text:p>36790096</text:p>
                <draw:g>
                  <svg:desc>time.H2:time.H67</svg:desc>
                </draw:g>
              </table:table-cell>
              <table:table-cell office:value-type="float" office:value="0.017198">
                <text:p>0.017198</text:p>
                <draw:g>
                  <svg:desc>time.C2:time.C67</svg:desc>
                </draw:g>
              </table:table-cell>
              <table:table-cell office:value-type="float" office:value="0.004114">
                <text:p>0.004114</text:p>
                <draw:g>
                  <svg:desc>time.D2:time.D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032336">
                <text:p>37032336</text:p>
              </table:table-cell>
              <table:table-cell office:value-type="float" office:value="0.018747">
                <text:p>0.018747</text:p>
              </table:table-cell>
              <table:table-cell office:value-type="float" office:value="0.001647">
                <text:p>0.0016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262128">
                <text:p>24262128</text:p>
              </table:table-cell>
              <table:table-cell office:value-type="float" office:value="0.014124">
                <text:p>0.014124</text:p>
              </table:table-cell>
              <table:table-cell office:value-type="float" office:value="0.001042">
                <text:p>0.0010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984728">
                <text:p>25984728</text:p>
              </table:table-cell>
              <table:table-cell office:value-type="float" office:value="0.014011">
                <text:p>0.014011</text:p>
              </table:table-cell>
              <table:table-cell office:value-type="float" office:value="0.001051">
                <text:p>0.0010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712272">
                <text:p>33712272</text:p>
              </table:table-cell>
              <table:table-cell office:value-type="float" office:value="0.014283">
                <text:p>0.014283</text:p>
              </table:table-cell>
              <table:table-cell office:value-type="float" office:value="0.001521">
                <text:p>0.0015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777024">
                <text:p>27777024</text:p>
              </table:table-cell>
              <table:table-cell office:value-type="float" office:value="0.021825">
                <text:p>0.021825</text:p>
              </table:table-cell>
              <table:table-cell office:value-type="float" office:value="0.00122">
                <text:p>0.001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491216">
                <text:p>22491216</text:p>
              </table:table-cell>
              <table:table-cell office:value-type="float" office:value="0.013689">
                <text:p>0.013689</text:p>
              </table:table-cell>
              <table:table-cell office:value-type="float" office:value="0.00105">
                <text:p>0.001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915232">
                <text:p>23915232</text:p>
              </table:table-cell>
              <table:table-cell office:value-type="float" office:value="0.020971">
                <text:p>0.020971</text:p>
              </table:table-cell>
              <table:table-cell office:value-type="float" office:value="0.000996">
                <text:p>0.0009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419528">
                <text:p>34419528</text:p>
              </table:table-cell>
              <table:table-cell office:value-type="float" office:value="0.014193">
                <text:p>0.014193</text:p>
              </table:table-cell>
              <table:table-cell office:value-type="float" office:value="0.00169">
                <text:p>0.001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008960">
                <text:p>49008960</text:p>
              </table:table-cell>
              <table:table-cell office:value-type="float" office:value="0.01602">
                <text:p>0.01602</text:p>
              </table:table-cell>
              <table:table-cell office:value-type="float" office:value="0.002507">
                <text:p>0.0025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3915832">
                <text:p>83915832</text:p>
              </table:table-cell>
              <table:table-cell office:value-type="float" office:value="0.016976">
                <text:p>0.016976</text:p>
              </table:table-cell>
              <table:table-cell office:value-type="float" office:value="0.003119">
                <text:p>0.0031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3341440">
                <text:p>153341440</text:p>
              </table:table-cell>
              <table:table-cell office:value-type="float" office:value="0.020805">
                <text:p>0.020805</text:p>
              </table:table-cell>
              <table:table-cell office:value-type="float" office:value="0.005054">
                <text:p>0.0050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4978072">
                <text:p>104978072</text:p>
              </table:table-cell>
              <table:table-cell office:value-type="float" office:value="0.015694">
                <text:p>0.015694</text:p>
              </table:table-cell>
              <table:table-cell office:value-type="float" office:value="0.002497">
                <text:p>0.0024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2393312">
                <text:p>92393312</text:p>
              </table:table-cell>
              <table:table-cell office:value-type="float" office:value="0.018142">
                <text:p>0.018142</text:p>
              </table:table-cell>
              <table:table-cell office:value-type="float" office:value="0.002139">
                <text:p>0.0021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7295080">
                <text:p>97295080</text:p>
              </table:table-cell>
              <table:table-cell office:value-type="float" office:value="0.014657">
                <text:p>0.014657</text:p>
              </table:table-cell>
              <table:table-cell office:value-type="float" office:value="0.002209">
                <text:p>0.0022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2534944">
                <text:p>142534944</text:p>
              </table:table-cell>
              <table:table-cell office:value-type="float" office:value="0.014941">
                <text:p>0.014941</text:p>
              </table:table-cell>
              <table:table-cell office:value-type="float" office:value="0.00365">
                <text:p>0.003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7543672">
                <text:p>167543672</text:p>
              </table:table-cell>
              <table:table-cell office:value-type="float" office:value="0.016083">
                <text:p>0.016083</text:p>
              </table:table-cell>
              <table:table-cell office:value-type="float" office:value="0.004422">
                <text:p>0.0044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2396440">
                <text:p>142396440</text:p>
              </table:table-cell>
              <table:table-cell office:value-type="float" office:value="0.015868">
                <text:p>0.015868</text:p>
              </table:table-cell>
              <table:table-cell office:value-type="float" office:value="0.003595">
                <text:p>0.0035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4342808">
                <text:p>154342808</text:p>
              </table:table-cell>
              <table:table-cell office:value-type="float" office:value="0.017852">
                <text:p>0.017852</text:p>
              </table:table-cell>
              <table:table-cell office:value-type="float" office:value="0.004142">
                <text:p>0.0041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6880512">
                <text:p>106880512</text:p>
              </table:table-cell>
              <table:table-cell office:value-type="float" office:value="0.01569">
                <text:p>0.01569</text:p>
              </table:table-cell>
              <table:table-cell office:value-type="float" office:value="0.002749">
                <text:p>0.0027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6031792">
                <text:p>136031792</text:p>
              </table:table-cell>
              <table:table-cell office:value-type="float" office:value="0.015618">
                <text:p>0.015618</text:p>
              </table:table-cell>
              <table:table-cell office:value-type="float" office:value="0.003114">
                <text:p>0.0031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1195440">
                <text:p>171195440</text:p>
              </table:table-cell>
              <table:table-cell office:value-type="float" office:value="0.01504">
                <text:p>0.01504</text:p>
              </table:table-cell>
              <table:table-cell office:value-type="float" office:value="0.002734">
                <text:p>0.0027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2584264">
                <text:p>112584264</text:p>
              </table:table-cell>
              <table:table-cell office:value-type="float" office:value="0.01394">
                <text:p>0.01394</text:p>
              </table:table-cell>
              <table:table-cell office:value-type="float" office:value="0.002527">
                <text:p>0.0025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7705072">
                <text:p>87705072</text:p>
              </table:table-cell>
              <table:table-cell office:value-type="float" office:value="0.013587">
                <text:p>0.013587</text:p>
              </table:table-cell>
              <table:table-cell office:value-type="float" office:value="0.001462">
                <text:p>0.0014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4003696">
                <text:p>74003696</text:p>
              </table:table-cell>
              <table:table-cell office:value-type="float" office:value="0.01311">
                <text:p>0.01311</text:p>
              </table:table-cell>
              <table:table-cell office:value-type="float" office:value="0.001173">
                <text:p>0.0011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9008688">
                <text:p>139008688</text:p>
              </table:table-cell>
              <table:table-cell office:value-type="float" office:value="0.015541">
                <text:p>0.015541</text:p>
              </table:table-cell>
              <table:table-cell office:value-type="float" office:value="0.002301">
                <text:p>0.0023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6627696">
                <text:p>126627696</text:p>
              </table:table-cell>
              <table:table-cell office:value-type="float" office:value="0.019692">
                <text:p>0.019692</text:p>
              </table:table-cell>
              <table:table-cell office:value-type="float" office:value="0.002148">
                <text:p>0.0021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9674616">
                <text:p>149674616</text:p>
              </table:table-cell>
              <table:table-cell office:value-type="float" office:value="0.015386">
                <text:p>0.015386</text:p>
              </table:table-cell>
              <table:table-cell office:value-type="float" office:value="0.002731">
                <text:p>0.0027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0839080">
                <text:p>70839080</text:p>
              </table:table-cell>
              <table:table-cell office:value-type="float" office:value="0.013667">
                <text:p>0.013667</text:p>
              </table:table-cell>
              <table:table-cell office:value-type="float" office:value="0.00114">
                <text:p>0.001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8775248">
                <text:p>98775248</text:p>
              </table:table-cell>
              <table:table-cell office:value-type="float" office:value="0.014336">
                <text:p>0.014336</text:p>
              </table:table-cell>
              <table:table-cell office:value-type="float" office:value="0.001488">
                <text:p>0.0014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7643008">
                <text:p>217643008</text:p>
              </table:table-cell>
              <table:table-cell office:value-type="float" office:value="0.016789">
                <text:p>0.016789</text:p>
              </table:table-cell>
              <table:table-cell office:value-type="float" office:value="0.003216">
                <text:p>0.0032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9545712">
                <text:p>99545712</text:p>
              </table:table-cell>
              <table:table-cell office:value-type="float" office:value="0.013246">
                <text:p>0.013246</text:p>
              </table:table-cell>
              <table:table-cell office:value-type="float" office:value="0.001266">
                <text:p>0.0012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5442968">
                <text:p>195442968</text:p>
              </table:table-cell>
              <table:table-cell office:value-type="float" office:value="0.018926">
                <text:p>0.018926</text:p>
              </table:table-cell>
              <table:table-cell office:value-type="float" office:value="0.002589">
                <text:p>0.0025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2826600">
                <text:p>212826600</text:p>
              </table:table-cell>
              <table:table-cell office:value-type="float" office:value="0.015035">
                <text:p>0.015035</text:p>
              </table:table-cell>
              <table:table-cell office:value-type="float" office:value="0.003472">
                <text:p>0.0034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5789896">
                <text:p>355789896</text:p>
              </table:table-cell>
              <table:table-cell office:value-type="float" office:value="0.044908">
                <text:p>0.044908</text:p>
              </table:table-cell>
              <table:table-cell office:value-type="float" office:value="0.00685">
                <text:p>0.006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2189248">
                <text:p>172189248</text:p>
              </table:table-cell>
              <table:table-cell office:value-type="float" office:value="0.015025">
                <text:p>0.015025</text:p>
              </table:table-cell>
              <table:table-cell office:value-type="float" office:value="0.002338">
                <text:p>0.0023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0809256">
                <text:p>210809256</text:p>
              </table:table-cell>
              <table:table-cell office:value-type="float" office:value="0.016355">
                <text:p>0.016355</text:p>
              </table:table-cell>
              <table:table-cell office:value-type="float" office:value="0.002975">
                <text:p>0.0029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0810304">
                <text:p>170810304</text:p>
              </table:table-cell>
              <table:table-cell office:value-type="float" office:value="0.014837">
                <text:p>0.014837</text:p>
              </table:table-cell>
              <table:table-cell office:value-type="float" office:value="0.00227">
                <text:p>0.002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9654360">
                <text:p>399654360</text:p>
              </table:table-cell>
              <table:table-cell office:value-type="float" office:value="0.043165">
                <text:p>0.043165</text:p>
              </table:table-cell>
              <table:table-cell office:value-type="float" office:value="0.008171">
                <text:p>0.0081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3237832">
                <text:p>203237832</text:p>
              </table:table-cell>
              <table:table-cell office:value-type="float" office:value="0.015211">
                <text:p>0.015211</text:p>
              </table:table-cell>
              <table:table-cell office:value-type="float" office:value="0.002835">
                <text:p>0.0028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8826568">
                <text:p>208826568</text:p>
              </table:table-cell>
              <table:table-cell office:value-type="float" office:value="0.028521">
                <text:p>0.028521</text:p>
              </table:table-cell>
              <table:table-cell office:value-type="float" office:value="0.002231">
                <text:p>0.0022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1208536">
                <text:p>261208536</text:p>
              </table:table-cell>
              <table:table-cell office:value-type="float" office:value="0.017092">
                <text:p>0.017092</text:p>
              </table:table-cell>
              <table:table-cell office:value-type="float" office:value="0.003824">
                <text:p>0.0038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19427464">
                <text:p>419427464</text:p>
              </table:table-cell>
              <table:table-cell office:value-type="float" office:value="0.027418">
                <text:p>0.027418</text:p>
              </table:table-cell>
              <table:table-cell office:value-type="float" office:value="0.006336">
                <text:p>0.0063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5045128">
                <text:p>195045128</text:p>
              </table:table-cell>
              <table:table-cell office:value-type="float" office:value="0.01748">
                <text:p>0.01748</text:p>
              </table:table-cell>
              <table:table-cell office:value-type="float" office:value="0.002278">
                <text:p>0.0022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2350168">
                <text:p>282350168</text:p>
              </table:table-cell>
              <table:table-cell office:value-type="float" office:value="0.021754">
                <text:p>0.021754</text:p>
              </table:table-cell>
              <table:table-cell office:value-type="float" office:value="0.003077">
                <text:p>0.0030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56689192">
                <text:p>356689192</text:p>
              </table:table-cell>
              <table:table-cell office:value-type="float" office:value="0.043332">
                <text:p>0.043332</text:p>
              </table:table-cell>
              <table:table-cell office:value-type="float" office:value="0.006321">
                <text:p>0.0063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42162304">
                <text:p>342162304</text:p>
              </table:table-cell>
              <table:table-cell office:value-type="float" office:value="0.019684">
                <text:p>0.019684</text:p>
              </table:table-cell>
              <table:table-cell office:value-type="float" office:value="0.003659">
                <text:p>0.0036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1678632">
                <text:p>501678632</text:p>
              </table:table-cell>
              <table:table-cell office:value-type="float" office:value="0.054233">
                <text:p>0.054233</text:p>
              </table:table-cell>
              <table:table-cell office:value-type="float" office:value="0.012538">
                <text:p>0.0125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59256048">
                <text:p>359256048</text:p>
              </table:table-cell>
              <table:table-cell office:value-type="float" office:value="0.084159">
                <text:p>0.084159</text:p>
              </table:table-cell>
              <table:table-cell office:value-type="float" office:value="0.007058">
                <text:p>0.0070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34202656">
                <text:p>234202656</text:p>
              </table:table-cell>
              <table:table-cell office:value-type="float" office:value="0.024683">
                <text:p>0.024683</text:p>
              </table:table-cell>
              <table:table-cell office:value-type="float" office:value="0.002765">
                <text:p>0.0027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98557688">
                <text:p>298557688</text:p>
              </table:table-cell>
              <table:table-cell office:value-type="float" office:value="0.017379">
                <text:p>0.017379</text:p>
              </table:table-cell>
              <table:table-cell office:value-type="float" office:value="0.003329">
                <text:p>0.0033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34058944">
                <text:p>234058944</text:p>
              </table:table-cell>
              <table:table-cell office:value-type="float" office:value="0.020196">
                <text:p>0.020196</text:p>
              </table:table-cell>
              <table:table-cell office:value-type="float" office:value="0.002598">
                <text:p>0.0025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5364928">
                <text:p>85364928</text:p>
              </table:table-cell>
              <table:table-cell office:value-type="float" office:value="0.02155">
                <text:p>0.02155</text:p>
              </table:table-cell>
              <table:table-cell office:value-type="float" office:value="0.000815">
                <text:p>0.0008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5647880">
                <text:p>205647880</text:p>
              </table:table-cell>
              <table:table-cell office:value-type="float" office:value="0.015574">
                <text:p>0.015574</text:p>
              </table:table-cell>
              <table:table-cell office:value-type="float" office:value="0.002074">
                <text:p>0.0020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59543872">
                <text:p>259543872</text:p>
              </table:table-cell>
              <table:table-cell office:value-type="float" office:value="0.01522">
                <text:p>0.01522</text:p>
              </table:table-cell>
              <table:table-cell office:value-type="float" office:value="0.002801">
                <text:p>0.0028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16015104">
                <text:p>216015104</text:p>
              </table:table-cell>
              <table:table-cell office:value-type="float" office:value="0.016418">
                <text:p>0.016418</text:p>
              </table:table-cell>
              <table:table-cell office:value-type="float" office:value="0.002824">
                <text:p>0.0028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8282280">
                <text:p>288282280</text:p>
              </table:table-cell>
              <table:table-cell office:value-type="float" office:value="0.017682">
                <text:p>0.017682</text:p>
              </table:table-cell>
              <table:table-cell office:value-type="float" office:value="0.00308">
                <text:p>0.003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6873064">
                <text:p>296873064</text:p>
              </table:table-cell>
              <table:table-cell office:value-type="float" office:value="0.040089">
                <text:p>0.040089</text:p>
              </table:table-cell>
              <table:table-cell office:value-type="float" office:value="0.003318">
                <text:p>0.0033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29879320">
                <text:p>229879320</text:p>
              </table:table-cell>
              <table:table-cell office:value-type="float" office:value="0.025188">
                <text:p>0.025188</text:p>
              </table:table-cell>
              <table:table-cell office:value-type="float" office:value="0.002551">
                <text:p>0.0025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0.017646">
                <text:p>0.017646</text:p>
              </table:table-cell>
              <table:table-cell office:value-type="float" office:value="0.002075">
                <text:p>0.0020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0.014793">
                <text:p>0.014793</text:p>
              </table:table-cell>
              <table:table-cell office:value-type="float" office:value="0.002096">
                <text:p>0.0020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0.015276">
                <text:p>0.015276</text:p>
              </table:table-cell>
              <table:table-cell office:value-type="float" office:value="0.002988">
                <text:p>0.00298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0.016983">
                <text:p>0.016983</text:p>
              </table:table-cell>
              <table:table-cell office:value-type="float" office:value="0.004395">
                <text:p>0.0043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0.016937">
                <text:p>0.016937</text:p>
              </table:table-cell>
              <table:table-cell office:value-type="float" office:value="0.003628">
                <text:p>0.0036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0.019256">
                <text:p>0.019256</text:p>
              </table:table-cell>
              <table:table-cell office:value-type="float" office:value="0.003692">
                <text:p>0.0036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0.022384">
                <text:p>0.022384</text:p>
              </table:table-cell>
              <table:table-cell office:value-type="float" office:value="0.003086">
                <text:p>0.00308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>
        <chart:symbol-image/>
      </style:chart-properties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11" style:family="chart">
      <style:chart-properties chart:solid-type="cuboid" chart:symbol-type="named-symbol" chart:symbol-name="square" chart:symbol-width="0.1cm" chart:symbol-height="0.1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657cm" svg:height="9cm" xlink:href=".." xlink:type="simple" chart:class="chart:scatter" chart:style-name="ch1">
        <chart:title svg:x="7.954cm" svg:y="0.315cm" chart:style-name="ch2">
          <text:p>RT</text:p>
        </chart:title>
        <chart:legend chart:legend-position="end" svg:x="12.747cm" svg:y="4.005cm" style:legend-expansion="high" chart:style-name="ch3"/>
        <chart:plot-area chart:style-name="ch4" table:cell-range-address="time.H1:time.I60" chart:data-source-has-labels="row" svg:x="0.333cm" svg:y="1.248cm" svg:width="12.081cm" svg:height="6.643cm">
          <chartooo:coordinate-region svg:x="1.245cm" svg:y="1.421cm" svg:width="10.228cm" svg:height="5.876cm"/>
          <chart:axis chart:dimension="x" chart:name="primary-x" chart:style-name="ch5">
            <chart:title svg:x="5.906cm" svg:y="8.071cm" chart:style-name="ch6">
              <text:p>Bits/S</text:p>
            </chart:title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time.I2:time.I60" chart:label-cell-address="time.I1:time.I1" chart:class="chart:scatter">
            <chart:domain table:cell-range-address="time.H2:time.H60"/>
            <chart:regression-curve chart:style-name="ch10"/>
            <chart:data-point chart:repeated="56"/>
            <chart:data-point chart:style-name="ch11"/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RT</text:p>
                <draw:g>
                  <svg:desc>time.I1:time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790096">
                <text:p>36790096</text:p>
                <draw:g>
                  <svg:desc>time.H2:time.H60</svg:desc>
                </draw:g>
              </table:table-cell>
              <table:table-cell office:value-type="float" office:value="0.021312">
                <text:p>0.021312</text:p>
                <draw:g>
                  <svg:desc>time.I2:time.I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032336">
                <text:p>37032336</text:p>
              </table:table-cell>
              <table:table-cell office:value-type="float" office:value="0.020394">
                <text:p>0.0203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262128">
                <text:p>24262128</text:p>
              </table:table-cell>
              <table:table-cell office:value-type="float" office:value="0.015166">
                <text:p>0.0151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984728">
                <text:p>25984728</text:p>
              </table:table-cell>
              <table:table-cell office:value-type="float" office:value="0.015062">
                <text:p>0.0150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712272">
                <text:p>33712272</text:p>
              </table:table-cell>
              <table:table-cell office:value-type="float" office:value="0.015804">
                <text:p>0.0158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777024">
                <text:p>27777024</text:p>
              </table:table-cell>
              <table:table-cell office:value-type="float" office:value="0.023045">
                <text:p>0.0230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491216">
                <text:p>22491216</text:p>
              </table:table-cell>
              <table:table-cell office:value-type="float" office:value="0.014739">
                <text:p>0.0147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915232">
                <text:p>23915232</text:p>
              </table:table-cell>
              <table:table-cell office:value-type="float" office:value="0.021967">
                <text:p>0.0219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419528">
                <text:p>34419528</text:p>
              </table:table-cell>
              <table:table-cell office:value-type="float" office:value="0.015883">
                <text:p>0.0158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008960">
                <text:p>49008960</text:p>
              </table:table-cell>
              <table:table-cell office:value-type="float" office:value="0.018527">
                <text:p>0.0185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3915832">
                <text:p>83915832</text:p>
              </table:table-cell>
              <table:table-cell office:value-type="float" office:value="0.020095">
                <text:p>0.0200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3341440">
                <text:p>153341440</text:p>
              </table:table-cell>
              <table:table-cell office:value-type="float" office:value="0.025859">
                <text:p>0.0258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4978072">
                <text:p>104978072</text:p>
              </table:table-cell>
              <table:table-cell office:value-type="float" office:value="0.018191">
                <text:p>0.0181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2393312">
                <text:p>92393312</text:p>
              </table:table-cell>
              <table:table-cell office:value-type="float" office:value="0.020281">
                <text:p>0.0202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7295080">
                <text:p>97295080</text:p>
              </table:table-cell>
              <table:table-cell office:value-type="float" office:value="0.016866">
                <text:p>0.0168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2534944">
                <text:p>142534944</text:p>
              </table:table-cell>
              <table:table-cell office:value-type="float" office:value="0.018591">
                <text:p>0.0185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7543672">
                <text:p>167543672</text:p>
              </table:table-cell>
              <table:table-cell office:value-type="float" office:value="0.020505">
                <text:p>0.0205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2396440">
                <text:p>142396440</text:p>
              </table:table-cell>
              <table:table-cell office:value-type="float" office:value="0.019463">
                <text:p>0.0194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4342808">
                <text:p>154342808</text:p>
              </table:table-cell>
              <table:table-cell office:value-type="float" office:value="0.021994">
                <text:p>0.0219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6880512">
                <text:p>106880512</text:p>
              </table:table-cell>
              <table:table-cell office:value-type="float" office:value="0.018439">
                <text:p>0.0184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6031792">
                <text:p>136031792</text:p>
              </table:table-cell>
              <table:table-cell office:value-type="float" office:value="0.018732">
                <text:p>0.0187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1195440">
                <text:p>171195440</text:p>
              </table:table-cell>
              <table:table-cell office:value-type="float" office:value="0.017774">
                <text:p>0.0177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2584264">
                <text:p>112584264</text:p>
              </table:table-cell>
              <table:table-cell office:value-type="float" office:value="0.016467">
                <text:p>0.0164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7705072">
                <text:p>87705072</text:p>
              </table:table-cell>
              <table:table-cell office:value-type="float" office:value="0.015049">
                <text:p>0.0150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4003696">
                <text:p>74003696</text:p>
              </table:table-cell>
              <table:table-cell office:value-type="float" office:value="0.014283">
                <text:p>0.0142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9008688">
                <text:p>139008688</text:p>
              </table:table-cell>
              <table:table-cell office:value-type="float" office:value="0.017842">
                <text:p>0.0178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6627696">
                <text:p>126627696</text:p>
              </table:table-cell>
              <table:table-cell office:value-type="float" office:value="0.02184">
                <text:p>0.021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9674616">
                <text:p>149674616</text:p>
              </table:table-cell>
              <table:table-cell office:value-type="float" office:value="0.018117">
                <text:p>0.0181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0839080">
                <text:p>70839080</text:p>
              </table:table-cell>
              <table:table-cell office:value-type="float" office:value="0.014807">
                <text:p>0.0148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8775248">
                <text:p>98775248</text:p>
              </table:table-cell>
              <table:table-cell office:value-type="float" office:value="0.015824">
                <text:p>0.0158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7643008">
                <text:p>217643008</text:p>
              </table:table-cell>
              <table:table-cell office:value-type="float" office:value="0.020005">
                <text:p>0.0200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9545712">
                <text:p>99545712</text:p>
              </table:table-cell>
              <table:table-cell office:value-type="float" office:value="0.014512">
                <text:p>0.0145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5442968">
                <text:p>195442968</text:p>
              </table:table-cell>
              <table:table-cell office:value-type="float" office:value="0.021515">
                <text:p>0.0215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2826600">
                <text:p>212826600</text:p>
              </table:table-cell>
              <table:table-cell office:value-type="float" office:value="0.018507">
                <text:p>0.0185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5789896">
                <text:p>355789896</text:p>
              </table:table-cell>
              <table:table-cell office:value-type="float" office:value="0.051758">
                <text:p>0.0517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2189248">
                <text:p>172189248</text:p>
              </table:table-cell>
              <table:table-cell office:value-type="float" office:value="0.017363">
                <text:p>0.0173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0809256">
                <text:p>210809256</text:p>
              </table:table-cell>
              <table:table-cell office:value-type="float" office:value="0.01933">
                <text:p>0.019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0810304">
                <text:p>170810304</text:p>
              </table:table-cell>
              <table:table-cell office:value-type="float" office:value="0.017107">
                <text:p>0.0171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9654360">
                <text:p>399654360</text:p>
              </table:table-cell>
              <table:table-cell office:value-type="float" office:value="0.051336">
                <text:p>0.0513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3237832">
                <text:p>203237832</text:p>
              </table:table-cell>
              <table:table-cell office:value-type="float" office:value="0.018046">
                <text:p>0.0180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8826568">
                <text:p>208826568</text:p>
              </table:table-cell>
              <table:table-cell office:value-type="float" office:value="0.030752">
                <text:p>0.0307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1208536">
                <text:p>261208536</text:p>
              </table:table-cell>
              <table:table-cell office:value-type="float" office:value="0.020916">
                <text:p>0.0209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19427464">
                <text:p>419427464</text:p>
              </table:table-cell>
              <table:table-cell office:value-type="float" office:value="0.033754">
                <text:p>0.0337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5045128">
                <text:p>195045128</text:p>
              </table:table-cell>
              <table:table-cell office:value-type="float" office:value="0.019758">
                <text:p>0.0197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2350168">
                <text:p>282350168</text:p>
              </table:table-cell>
              <table:table-cell office:value-type="float" office:value="0.024831">
                <text:p>0.0248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56689192">
                <text:p>356689192</text:p>
              </table:table-cell>
              <table:table-cell office:value-type="float" office:value="0.049653">
                <text:p>0.0496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42162304">
                <text:p>342162304</text:p>
              </table:table-cell>
              <table:table-cell office:value-type="float" office:value="0.023343">
                <text:p>0.0233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1678632">
                <text:p>501678632</text:p>
              </table:table-cell>
              <table:table-cell office:value-type="float" office:value="0.066771">
                <text:p>0.0667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59256048">
                <text:p>359256048</text:p>
              </table:table-cell>
              <table:table-cell office:value-type="float" office:value="0.091217">
                <text:p>0.0912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34202656">
                <text:p>234202656</text:p>
              </table:table-cell>
              <table:table-cell office:value-type="float" office:value="0.027448">
                <text:p>0.0274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98557688">
                <text:p>298557688</text:p>
              </table:table-cell>
              <table:table-cell office:value-type="float" office:value="0.020708">
                <text:p>0.0207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34058944">
                <text:p>234058944</text:p>
              </table:table-cell>
              <table:table-cell office:value-type="float" office:value="0.022794">
                <text:p>0.0227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5364928">
                <text:p>85364928</text:p>
              </table:table-cell>
              <table:table-cell office:value-type="float" office:value="0.022365">
                <text:p>0.0223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5647880">
                <text:p>205647880</text:p>
              </table:table-cell>
              <table:table-cell office:value-type="float" office:value="0.017648">
                <text:p>0.0176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59543872">
                <text:p>259543872</text:p>
              </table:table-cell>
              <table:table-cell office:value-type="float" office:value="0.018021">
                <text:p>0.0180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16015104">
                <text:p>216015104</text:p>
              </table:table-cell>
              <table:table-cell office:value-type="float" office:value="0.019242">
                <text:p>0.0192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8282280">
                <text:p>288282280</text:p>
              </table:table-cell>
              <table:table-cell office:value-type="float" office:value="0.020762">
                <text:p>0.0207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6873064">
                <text:p>296873064</text:p>
              </table:table-cell>
              <table:table-cell office:value-type="float" office:value="0.043407">
                <text:p>0.0434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29879320">
                <text:p>229879320</text:p>
              </table:table-cell>
              <table:table-cell office:value-type="float" office:value="0.027739">
                <text:p>0.02773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